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18in"/>
    </style:style>
    <style:style style:name="co2" style:family="table-column">
      <style:table-column-properties fo:break-before="auto" style:column-width="1.5701in"/>
    </style:style>
    <style:style style:name="co3" style:family="table-column">
      <style:table-column-properties fo:break-before="auto" style:column-width="0.9618in"/>
    </style:style>
    <style:style style:name="co4" style:family="table-column">
      <style:table-column-properties fo:break-before="auto" style:column-width="0.9236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6827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8618in"/>
    </style:style>
    <style:style style:name="co10" style:family="table-column">
      <style:table-column-properties fo:break-before="auto" style:column-width="1.139in"/>
    </style:style>
    <style:style style:name="co11" style:family="table-column">
      <style:table-column-properties fo:break-before="auto" style:column-width="0.5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Helvetica Neu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name-asian="Helvetica" style:font-size-asian="12pt" style:font-name-complex="Helvetica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size-asian="12pt" style:font-size-complex="12pt"/>
    </style:style>
    <style:style style:name="ce9" style:family="table-cell" style:parent-style-name="Default" style:data-style-name="N117">
      <style:text-properties style:font-name="Helvetica Neue" fo:font-size="12pt" style:font-size-asian="12pt" style:font-size-complex="12pt"/>
    </style:style>
    <style:style style:name="ce10" style:family="table-cell" style:parent-style-name="Default" style:data-style-name="N117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9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9">
      <style:text-properties style:font-name="Helvetica Neue" fo:font-size="12pt" style:font-size-asian="12pt" style:font-size-complex="12pt"/>
    </style:style>
    <style:style style:name="T1" style:family="text">
      <style:text-properties style:font-name="Helvetica Neue" style:font-name-asian="DejaVu Sans" style:language-asian="zxx" style:country-asian="none" style:font-name-complex="DejaVu Sans" style:language-complex="zxx" style:country-complex="none"/>
    </style:style>
  </office:automatic-styles>
  <office:body>
    <office:spreadsheet>
      <table:table table:name="202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5" table:default-cell-style-name="ce4"/>
        <table:table-column table:style-name="co8" table:number-columns-repeated="1006" table:default-cell-style-name="ce4"/>
        <table:table-row table:style-name="ro1">
          <table:table-cell table:style-name="ce1"/>
          <table:table-cell table:style-name="ce5" table:number-columns-repeated="2"/>
          <table:table-cell table:style-name="ce5" office:value-type="string" table:number-columns-spanned="3" table:number-rows-spanned="1">
            <text:p>SNP</text:p>
          </table:table-cell>
          <table:covered-table-cell table:style-name="ce5"/>
          <table:covered-table-cell table:style-name="ce11"/>
          <table:table-cell table:style-name="ce5" office:value-type="string" table:number-columns-spanned="3" table:number-rows-spanned="1">
            <text:p>Conservative</text:p>
          </table:table-cell>
          <table:covered-table-cell table:style-name="ce5"/>
          <table:covered-table-cell table:style-name="ce11"/>
          <table:table-cell table:style-name="ce5" office:value-type="string" table:number-columns-spanned="3" table:number-rows-spanned="1">
            <text:p>Labour</text:p>
          </table:table-cell>
          <table:covered-table-cell table:style-name="ce5"/>
          <table:covered-table-cell table:style-name="ce11"/>
          <table:table-cell table:style-name="ce5" office:value-type="string" table:number-columns-spanned="3" table:number-rows-spanned="1">
            <text:p>Scottish Greens</text:p>
          </table:table-cell>
          <table:covered-table-cell table:style-name="ce5"/>
          <table:covered-table-cell table:style-name="ce11"/>
          <table:table-cell table:style-name="ce5" office:value-type="string" table:number-columns-spanned="3" table:number-rows-spanned="1">
            <text:p>Liberal Democrats</text:p>
          </table:table-cell>
          <table:covered-table-cell table:style-name="ce5"/>
          <table:covered-table-cell table:style-name="ce13"/>
          <table:table-cell table:style-name="ce1" table:number-columns-repeated="994"/>
          <table:table-cell table:number-columns-repeated="12"/>
        </table:table-row>
        <table:table-row table:style-name="ro2">
          <table:table-cell table:style-name="ce1" office:value-type="string">
            <text:p>Constituency</text:p>
          </table:table-cell>
          <table:table-cell table:style-name="ce6" office:value-type="string">
            <text:p>Cons. Seat</text:p>
            <text:p><text:span text:style-name="T1">Party</text:span></text:p>
          </table:table-cell>
          <table:table-cell table:style-name="ce6" office:value-type="string">
            <text:p>Total</text:p>
            <text:p><text:span text:style-name="T1">List 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6" office:value-type="string">
            <text:p>Cons.</text:p>
            <text:p><text:span text:style-name="T1">Votes</text:span></text:p>
          </table:table-cell>
          <table:table-cell table:style-name="ce6" office:value-type="string">
            <text:p>List</text:p>
            <text:p><text:span text:style-name="T1">Votes</text:span></text:p>
          </table:table-cell>
          <table:table-cell table:style-name="ce6" office:value-type="string">
            <text:p>% List</text:p>
            <text:p><text:span text:style-name="T1">Votes</text:span>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 office:value-type="string">
            <text:p>Airdrie and Shotts</text:p>
          </table:table-cell>
          <table:table-cell table:style-name="ce7" table:formula="of:=CONCATENATE(IF(MAX([.$D3];[.$G3];[.$J3];[.$M3];[.$P3])=[.D3];&quot;SNP&quot;;&quot;&quot;);IF(MAX([.$D3];[.$G3];[.$J3];[.$M3];[.$P3])=[.G3];&quot;Conservative&quot;;&quot;&quot;);IF(MAX([.$D3];[.$G3];[.$J3];[.$M3];[.$P3])=[.J3];&quot;Labour&quot;;&quot;&quot;);IF(MAX([.$D3];[.$G3];[.$J3];[.$M3];[.$P3])=[.M3];&quot;Scottish Greens&quot;;&quot;&quot;);IF(MAX([.$D3];[.$G3];[.$J3];[.$M3];[.$P3])=[.P3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139">
            <text:p>16,139</text:p>
          </table:table-cell>
          <table:table-cell table:style-name="ce9" table:number-columns-repeated="2"/>
          <table:table-cell table:style-name="ce9" office:value-type="float" office:value="4422">
            <text:p>4,422</text:p>
          </table:table-cell>
          <table:table-cell table:style-name="ce9" table:number-columns-repeated="2"/>
          <table:table-cell table:style-name="ce9" office:value-type="float" office:value="10671">
            <text:p>10,67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62">
            <text:p>56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oatbridge and Chryston</text:p>
          </table:table-cell>
          <table:table-cell table:style-name="ce7" table:formula="of:=CONCATENATE(IF(MAX([.$D4];[.$G4];[.$J4];[.$M4];[.$P4])=[.D4];&quot;SNP&quot;;&quot;&quot;);IF(MAX([.$D4];[.$G4];[.$J4];[.$M4];[.$P4])=[.G4];&quot;Conservative&quot;;&quot;&quot;);IF(MAX([.$D4];[.$G4];[.$J4];[.$M4];[.$P4])=[.J4];&quot;Labour&quot;;&quot;&quot;);IF(MAX([.$D4];[.$G4];[.$J4];[.$M4];[.$P4])=[.M4];&quot;Scottish Greens&quot;;&quot;&quot;);IF(MAX([.$D4];[.$G4];[.$J4];[.$M4];[.$P4])=[.P4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0577">
            <text:p>20,577</text:p>
          </table:table-cell>
          <table:table-cell table:style-name="ce9" table:number-columns-repeated="2"/>
          <table:table-cell table:style-name="ce9" office:value-type="float" office:value="3028">
            <text:p>3,028</text:p>
          </table:table-cell>
          <table:table-cell table:style-name="ce9" table:number-columns-repeated="2"/>
          <table:table-cell table:style-name="ce9" office:value-type="float" office:value="11140">
            <text:p>11,14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22">
            <text:p>62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umbernauld and Kilsyth</text:p>
          </table:table-cell>
          <table:table-cell table:style-name="ce7" table:formula="of:=CONCATENATE(IF(MAX([.$D5];[.$G5];[.$J5];[.$M5];[.$P5])=[.D5];&quot;SNP&quot;;&quot;&quot;);IF(MAX([.$D5];[.$G5];[.$J5];[.$M5];[.$P5])=[.G5];&quot;Conservative&quot;;&quot;&quot;);IF(MAX([.$D5];[.$G5];[.$J5];[.$M5];[.$P5])=[.J5];&quot;Labour&quot;;&quot;&quot;);IF(MAX([.$D5];[.$G5];[.$J5];[.$M5];[.$P5])=[.M5];&quot;Scottish Greens&quot;;&quot;&quot;);IF(MAX([.$D5];[.$G5];[.$J5];[.$M5];[.$P5])=[.P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633">
            <text:p>19,633</text:p>
          </table:table-cell>
          <table:table-cell table:style-name="ce9" table:number-columns-repeated="2"/>
          <table:table-cell table:style-name="ce9" office:value-type="float" office:value="3375">
            <text:p>3,375</text:p>
          </table:table-cell>
          <table:table-cell table:style-name="ce9" table:number-columns-repeated="2"/>
          <table:table-cell table:style-name="ce9" office:value-type="float" office:value="9792">
            <text:p>9,79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78">
            <text:p>67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ast Kilbride</text:p>
          </table:table-cell>
          <table:table-cell table:style-name="ce7" table:formula="of:=CONCATENATE(IF(MAX([.$D6];[.$G6];[.$J6];[.$M6];[.$P6])=[.D6];&quot;SNP&quot;;&quot;&quot;);IF(MAX([.$D6];[.$G6];[.$J6];[.$M6];[.$P6])=[.G6];&quot;Conservative&quot;;&quot;&quot;);IF(MAX([.$D6];[.$G6];[.$J6];[.$M6];[.$P6])=[.J6];&quot;Labour&quot;;&quot;&quot;);IF(MAX([.$D6];[.$G6];[.$J6];[.$M6];[.$P6])=[.M6];&quot;Scottish Greens&quot;;&quot;&quot;);IF(MAX([.$D6];[.$G6];[.$J6];[.$M6];[.$P6])=[.P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149">
            <text:p>21,149</text:p>
          </table:table-cell>
          <table:table-cell table:style-name="ce9" table:number-columns-repeated="2"/>
          <table:table-cell table:style-name="ce9" office:value-type="float" office:value="5923">
            <text:p>5,923</text:p>
          </table:table-cell>
          <table:table-cell table:style-name="ce9" table:number-columns-repeated="2"/>
          <table:table-cell table:style-name="ce9" office:value-type="float" office:value="12477">
            <text:p>12,477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217">
            <text:p>1,21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Falkirk East</text:p>
          </table:table-cell>
          <table:table-cell table:style-name="ce7" table:formula="of:=CONCATENATE(IF(MAX([.$D7];[.$G7];[.$J7];[.$M7];[.$P7])=[.D7];&quot;SNP&quot;;&quot;&quot;);IF(MAX([.$D7];[.$G7];[.$J7];[.$M7];[.$P7])=[.G7];&quot;Conservative&quot;;&quot;&quot;);IF(MAX([.$D7];[.$G7];[.$J7];[.$M7];[.$P7])=[.J7];&quot;Labour&quot;;&quot;&quot;);IF(MAX([.$D7];[.$G7];[.$J7];[.$M7];[.$P7])=[.M7];&quot;Scottish Greens&quot;;&quot;&quot;);IF(MAX([.$D7];[.$G7];[.$J7];[.$M7];[.$P7])=[.P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417">
            <text:p>18,417</text:p>
          </table:table-cell>
          <table:table-cell table:style-name="ce9" table:number-columns-repeated="2"/>
          <table:table-cell table:style-name="ce9" office:value-type="float" office:value="7618">
            <text:p>7,618</text:p>
          </table:table-cell>
          <table:table-cell table:style-name="ce9" table:number-columns-repeated="2"/>
          <table:table-cell table:style-name="ce9" office:value-type="float" office:value="10832">
            <text:p>10,83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07">
            <text:p>1,00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Falkirk West</text:p>
          </table:table-cell>
          <table:table-cell table:style-name="ce7" table:formula="of:=CONCATENATE(IF(MAX([.$D8];[.$G8];[.$J8];[.$M8];[.$P8])=[.D8];&quot;SNP&quot;;&quot;&quot;);IF(MAX([.$D8];[.$G8];[.$J8];[.$M8];[.$P8])=[.G8];&quot;Conservative&quot;;&quot;&quot;);IF(MAX([.$D8];[.$G8];[.$J8];[.$M8];[.$P8])=[.J8];&quot;Labour&quot;;&quot;&quot;);IF(MAX([.$D8];[.$G8];[.$J8];[.$M8];[.$P8])=[.M8];&quot;Scottish Greens&quot;;&quot;&quot;);IF(MAX([.$D8];[.$G8];[.$J8];[.$M8];[.$P8])=[.P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492">
            <text:p>21,492</text:p>
          </table:table-cell>
          <table:table-cell table:style-name="ce9" table:number-columns-repeated="2"/>
          <table:table-cell table:style-name="ce9" office:value-type="float" office:value="7343">
            <text:p>7,343</text:p>
          </table:table-cell>
          <table:table-cell table:style-name="ce9" table:number-columns-repeated="2"/>
          <table:table-cell table:style-name="ce9" office:value-type="float" office:value="9653">
            <text:p>9,65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115">
            <text:p>1,11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Hamilton, Larkhall and Stonehouse</text:p>
          </table:table-cell>
          <table:table-cell table:style-name="ce7" table:formula="of:=CONCATENATE(IF(MAX([.$D9];[.$G9];[.$J9];[.$M9];[.$P9])=[.D9];&quot;SNP&quot;;&quot;&quot;);IF(MAX([.$D9];[.$G9];[.$J9];[.$M9];[.$P9])=[.G9];&quot;Conservative&quot;;&quot;&quot;);IF(MAX([.$D9];[.$G9];[.$J9];[.$M9];[.$P9])=[.J9];&quot;Labour&quot;;&quot;&quot;);IF(MAX([.$D9];[.$G9];[.$J9];[.$M9];[.$P9])=[.M9];&quot;Scottish Greens&quot;;&quot;&quot;);IF(MAX([.$D9];[.$G9];[.$J9];[.$M9];[.$P9])=[.P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761">
            <text:p>16,761</text:p>
          </table:table-cell>
          <table:table-cell table:style-name="ce9" table:number-columns-repeated="2"/>
          <table:table-cell table:style-name="ce9" office:value-type="float" office:value="6332">
            <text:p>6,332</text:p>
          </table:table-cell>
          <table:table-cell table:style-name="ce9" table:number-columns-repeated="2"/>
          <table:table-cell table:style-name="ce9" office:value-type="float" office:value="12179">
            <text:p>12,17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12">
            <text:p>1,01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otherwell and Wishaw</text:p>
          </table:table-cell>
          <table:table-cell table:style-name="ce7" table:formula="of:=CONCATENATE(IF(MAX([.$D10];[.$G10];[.$J10];[.$M10];[.$P10])=[.D10];&quot;SNP&quot;;&quot;&quot;);IF(MAX([.$D10];[.$G10];[.$J10];[.$M10];[.$P10])=[.G10];&quot;Conservative&quot;;&quot;&quot;);IF(MAX([.$D10];[.$G10];[.$J10];[.$M10];[.$P10])=[.J10];&quot;Labour&quot;;&quot;&quot;);IF(MAX([.$D10];[.$G10];[.$J10];[.$M10];[.$P10])=[.M10];&quot;Scottish Greens&quot;;&quot;&quot;);IF(MAX([.$D10];[.$G10];[.$J10];[.$M10];[.$P10])=[.P1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156">
            <text:p>18,156</text:p>
          </table:table-cell>
          <table:table-cell table:style-name="ce9" table:number-columns-repeated="2"/>
          <table:table-cell table:style-name="ce9" office:value-type="float" office:value="4472">
            <text:p>4,472</text:p>
          </table:table-cell>
          <table:table-cell table:style-name="ce9" table:number-columns-repeated="2"/>
          <table:table-cell table:style-name="ce9" office:value-type="float" office:value="10343">
            <text:p>10,34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57">
            <text:p>55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Uddingston and Bellshill</text:p>
          </table:table-cell>
          <table:table-cell table:style-name="ce7" table:formula="of:=CONCATENATE(IF(MAX([.$D11];[.$G11];[.$J11];[.$M11];[.$P11])=[.D11];&quot;SNP&quot;;&quot;&quot;);IF(MAX([.$D11];[.$G11];[.$J11];[.$M11];[.$P11])=[.G11];&quot;Conservative&quot;;&quot;&quot;);IF(MAX([.$D11];[.$G11];[.$J11];[.$M11];[.$P11])=[.J11];&quot;Labour&quot;;&quot;&quot;);IF(MAX([.$D11];[.$G11];[.$J11];[.$M11];[.$P11])=[.M11];&quot;Scottish Greens&quot;;&quot;&quot;);IF(MAX([.$D11];[.$G11];[.$J11];[.$M11];[.$P11])=[.P11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953">
            <text:p>17,953</text:p>
          </table:table-cell>
          <table:table-cell table:style-name="ce9" table:number-columns-repeated="2"/>
          <table:table-cell table:style-name="ce9" office:value-type="float" office:value="4569">
            <text:p>4,569</text:p>
          </table:table-cell>
          <table:table-cell table:style-name="ce9" table:number-columns-repeated="2"/>
          <table:table-cell table:style-name="ce9" office:value-type="float" office:value="12647">
            <text:p>12,647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821">
            <text:p>82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Central Scotland</text:p>
          </table:table-cell>
          <table:table-cell table:style-name="ce5"/>
          <table:table-cell table:style-name="ce6" table:formula="of:=SUM([.E12]+[.H12]+[.K12]+[.N12]+[.Q12])" office:value-type="float" office:value="311767">
            <text:p>311,767</text:p>
          </table:table-cell>
          <table:table-cell table:style-name="ce10" table:formula="of:=SUM([.D3:.D11])" office:value-type="float" office:value="170277">
            <text:p>170,277</text:p>
          </table:table-cell>
          <table:table-cell table:style-name="ce10" office:value-type="float" office:value="148399">
            <text:p>148,399</text:p>
          </table:table-cell>
          <table:table-cell table:style-name="ce12" table:formula="of:=SUM([.E12]/[.$C12])" office:value-type="percentage" office:value="0.475993289860697">
            <text:p>47.60%</text:p>
          </table:table-cell>
          <table:table-cell table:style-name="ce10" table:formula="of:=SUM([.G3:.G11])" office:value-type="float" office:value="47082">
            <text:p>47,082</text:p>
          </table:table-cell>
          <table:table-cell table:style-name="ce10" office:value-type="float" office:value="59896">
            <text:p>59,896</text:p>
          </table:table-cell>
          <table:table-cell table:style-name="ce12" table:formula="of:=SUM([.H12]/[.$C12])" office:value-type="percentage" office:value="0.192117831585768">
            <text:p>19.21%</text:p>
          </table:table-cell>
          <table:table-cell table:style-name="ce10" table:formula="of:=SUM([.J3:.J11])" office:value-type="float" office:value="99734">
            <text:p>99,734</text:p>
          </table:table-cell>
          <table:table-cell table:style-name="ce10" office:value-type="float" office:value="77623">
            <text:p>77,623</text:p>
          </table:table-cell>
          <table:table-cell table:style-name="ce12" table:formula="of:=SUM([.K12]/[.$C12])" office:value-type="percentage" office:value="0.24897760186293">
            <text:p>24.90%</text:p>
          </table:table-cell>
          <table:table-cell table:style-name="ce10" table:formula="of:=SUM([.M3:.M11])" office:value-type="float" office:value="0">
            <text:p>0</text:p>
          </table:table-cell>
          <table:table-cell table:style-name="ce10" office:value-type="float" office:value="19512">
            <text:p>19,512</text:p>
          </table:table-cell>
          <table:table-cell table:style-name="ce12" table:formula="of:=SUM([.N12]/[.$C12])" office:value-type="percentage" office:value="0.0625851998447559">
            <text:p>6.26%</text:p>
          </table:table-cell>
          <table:table-cell table:style-name="ce10" table:formula="of:=SUM([.P3:.P11])" office:value-type="float" office:value="7591">
            <text:p>7,591</text:p>
          </table:table-cell>
          <table:table-cell table:style-name="ce10" office:value-type="float" office:value="6337">
            <text:p>6,337</text:p>
          </table:table-cell>
          <table:table-cell table:style-name="ce12" table:formula="of:=SUM([.Q12]/[.$C12])" office:value-type="percentage" office:value="0.0203260768458496">
            <text:p>2.03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Glasgow Anniesland</text:p>
          </table:table-cell>
          <table:table-cell table:style-name="ce7" table:formula="of:=CONCATENATE(IF(MAX([.$D14];[.$G14];[.$J14];[.$M14];[.$P14])=[.D14];&quot;SNP&quot;;&quot;&quot;);IF(MAX([.$D14];[.$G14];[.$J14];[.$M14];[.$P14])=[.G14];&quot;Conservative&quot;;&quot;&quot;);IF(MAX([.$D14];[.$G14];[.$J14];[.$M14];[.$P14])=[.J14];&quot;Labour&quot;;&quot;&quot;);IF(MAX([.$D14];[.$G14];[.$J14];[.$M14];[.$P14])=[.M14];&quot;Scottish Greens&quot;;&quot;&quot;);IF(MAX([.$D14];[.$G14];[.$J14];[.$M14];[.$P14])=[.P14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501">
            <text:p>17,501</text:p>
          </table:table-cell>
          <table:table-cell table:style-name="ce9" table:number-columns-repeated="2"/>
          <table:table-cell table:style-name="ce9" office:value-type="float" office:value="3688">
            <text:p>3,688</text:p>
          </table:table-cell>
          <table:table-cell table:style-name="ce9" table:number-columns-repeated="2"/>
          <table:table-cell table:style-name="ce9" office:value-type="float" office:value="10913">
            <text:p>10,91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63">
            <text:p>1,06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Cathcart</text:p>
          </table:table-cell>
          <table:table-cell table:style-name="ce7" table:formula="of:=CONCATENATE(IF(MAX([.$D15];[.$G15];[.$J15];[.$M15];[.$P15])=[.D15];&quot;SNP&quot;;&quot;&quot;);IF(MAX([.$D15];[.$G15];[.$J15];[.$M15];[.$P15])=[.G15];&quot;Conservative&quot;;&quot;&quot;);IF(MAX([.$D15];[.$G15];[.$J15];[.$M15];[.$P15])=[.J15];&quot;Labour&quot;;&quot;&quot;);IF(MAX([.$D15];[.$G15];[.$J15];[.$M15];[.$P15])=[.M15];&quot;Scottish Greens&quot;;&quot;&quot;);IF(MAX([.$D15];[.$G15];[.$J15];[.$M15];[.$P15])=[.P1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728">
            <text:p>21,728</text:p>
          </table:table-cell>
          <table:table-cell table:style-name="ce9" table:number-columns-repeated="2"/>
          <table:table-cell table:style-name="ce9" office:value-type="float" office:value="4041">
            <text:p>4,041</text:p>
          </table:table-cell>
          <table:table-cell table:style-name="ce9" table:number-columns-repeated="2"/>
          <table:table-cell table:style-name="ce9" office:value-type="float" office:value="11332">
            <text:p>11,33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51">
            <text:p>1,05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Kelvin</text:p>
          </table:table-cell>
          <table:table-cell table:style-name="ce7" table:formula="of:=CONCATENATE(IF(MAX([.$D16];[.$G16];[.$J16];[.$M16];[.$P16])=[.D16];&quot;SNP&quot;;&quot;&quot;);IF(MAX([.$D16];[.$G16];[.$J16];[.$M16];[.$P16])=[.G16];&quot;Conservative&quot;;&quot;&quot;);IF(MAX([.$D16];[.$G16];[.$J16];[.$M16];[.$P16])=[.J16];&quot;Labour&quot;;&quot;&quot;);IF(MAX([.$D16];[.$G16];[.$J16];[.$M16];[.$P16])=[.M16];&quot;Scottish Greens&quot;;&quot;&quot;);IF(MAX([.$D16];[.$G16];[.$J16];[.$M16];[.$P16])=[.P1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4535">
            <text:p>14,535</text:p>
          </table:table-cell>
          <table:table-cell table:style-name="ce9" table:number-columns-repeated="2"/>
          <table:table-cell table:style-name="ce9" office:value-type="float" office:value="2850">
            <text:p>2,850</text:p>
          </table:table-cell>
          <table:table-cell table:style-name="ce9" table:number-columns-repeated="2"/>
          <table:table-cell table:style-name="ce9" office:value-type="float" office:value="8605">
            <text:p>8,605</text:p>
          </table:table-cell>
          <table:table-cell table:style-name="ce9" table:number-columns-repeated="2"/>
          <table:table-cell table:style-name="ce9" office:value-type="float" office:value="9077">
            <text:p>9,077</text:p>
          </table:table-cell>
          <table:table-cell table:style-name="ce9" table:number-columns-repeated="2"/>
          <table:table-cell table:style-name="ce9" office:value-type="float" office:value="977">
            <text:p>97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Maryhill and Springburn</text:p>
          </table:table-cell>
          <table:table-cell table:style-name="ce7" table:formula="of:=CONCATENATE(IF(MAX([.$D17];[.$G17];[.$J17];[.$M17];[.$P17])=[.D17];&quot;SNP&quot;;&quot;&quot;);IF(MAX([.$D17];[.$G17];[.$J17];[.$M17];[.$P17])=[.G17];&quot;Conservative&quot;;&quot;&quot;);IF(MAX([.$D17];[.$G17];[.$J17];[.$M17];[.$P17])=[.J17];&quot;Labour&quot;;&quot;&quot;);IF(MAX([.$D17];[.$G17];[.$J17];[.$M17];[.$P17])=[.M17];&quot;Scottish Greens&quot;;&quot;&quot;);IF(MAX([.$D17];[.$G17];[.$J17];[.$M17];[.$P17])=[.P1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428">
            <text:p>16,428</text:p>
          </table:table-cell>
          <table:table-cell table:style-name="ce9" table:number-columns-repeated="2"/>
          <table:table-cell table:style-name="ce9" office:value-type="float" office:value="2241">
            <text:p>2,241</text:p>
          </table:table-cell>
          <table:table-cell table:style-name="ce9" table:number-columns-repeated="2"/>
          <table:table-cell table:style-name="ce9" office:value-type="float" office:value="8504">
            <text:p>8,50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88">
            <text:p>68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Pollok</text:p>
          </table:table-cell>
          <table:table-cell table:style-name="ce7" table:formula="of:=CONCATENATE(IF(MAX([.$D18];[.$G18];[.$J18];[.$M18];[.$P18])=[.D18];&quot;SNP&quot;;&quot;&quot;);IF(MAX([.$D18];[.$G18];[.$J18];[.$M18];[.$P18])=[.G18];&quot;Conservative&quot;;&quot;&quot;);IF(MAX([.$D18];[.$G18];[.$J18];[.$M18];[.$P18])=[.J18];&quot;Labour&quot;;&quot;&quot;);IF(MAX([.$D18];[.$G18];[.$J18];[.$M18];[.$P18])=[.M18];&quot;Scottish Greens&quot;;&quot;&quot;);IF(MAX([.$D18];[.$G18];[.$J18];[.$M18];[.$P18])=[.P1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163">
            <text:p>18,163</text:p>
          </table:table-cell>
          <table:table-cell table:style-name="ce9" table:number-columns-repeated="2"/>
          <table:table-cell table:style-name="ce9" office:value-type="float" office:value="1849">
            <text:p>1,849</text:p>
          </table:table-cell>
          <table:table-cell table:style-name="ce9" table:number-columns-repeated="2"/>
          <table:table-cell table:style-name="ce9" office:value-type="float" office:value="11058">
            <text:p>11,058</text:p>
          </table:table-cell>
          <table:table-cell table:style-name="ce9" table:number-columns-repeated="2"/>
          <table:table-cell table:style-name="ce9" office:value-type="float" office:value="1651">
            <text:p>1,651</text:p>
          </table:table-cell>
          <table:table-cell table:style-name="ce9" table:number-columns-repeated="2"/>
          <table:table-cell table:style-name="ce9" office:value-type="float" office:value="522">
            <text:p>52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Provan</text:p>
          </table:table-cell>
          <table:table-cell table:style-name="ce7" table:formula="of:=CONCATENATE(IF(MAX([.$D19];[.$G19];[.$J19];[.$M19];[.$P19])=[.D19];&quot;SNP&quot;;&quot;&quot;);IF(MAX([.$D19];[.$G19];[.$J19];[.$M19];[.$P19])=[.G19];&quot;Conservative&quot;;&quot;&quot;);IF(MAX([.$D19];[.$G19];[.$J19];[.$M19];[.$P19])=[.J19];&quot;Labour&quot;;&quot;&quot;);IF(MAX([.$D19];[.$G19];[.$J19];[.$M19];[.$P19])=[.M19];&quot;Scottish Greens&quot;;&quot;&quot;);IF(MAX([.$D19];[.$G19];[.$J19];[.$M19];[.$P19])=[.P1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5913">
            <text:p>15,913</text:p>
          </table:table-cell>
          <table:table-cell table:style-name="ce9" table:number-columns-repeated="2"/>
          <table:table-cell table:style-name="ce9" office:value-type="float" office:value="2687">
            <text:p>2,687</text:p>
          </table:table-cell>
          <table:table-cell table:style-name="ce9" table:number-columns-repeated="2"/>
          <table:table-cell table:style-name="ce9" office:value-type="float" office:value="8683">
            <text:p>8,683</text:p>
          </table:table-cell>
          <table:table-cell table:style-name="ce9" table:number-columns-repeated="2"/>
          <table:table-cell table:style-name="ce9" office:value-type="float" office:value="2366">
            <text:p>2,366</text:p>
          </table:table-cell>
          <table:table-cell table:style-name="ce9" table:number-columns-repeated="2"/>
          <table:table-cell table:style-name="ce9" office:value-type="float" office:value="421">
            <text:p>42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Shettleston</text:p>
          </table:table-cell>
          <table:table-cell table:style-name="ce7" table:formula="of:=CONCATENATE(IF(MAX([.$D20];[.$G20];[.$J20];[.$M20];[.$P20])=[.D20];&quot;SNP&quot;;&quot;&quot;);IF(MAX([.$D20];[.$G20];[.$J20];[.$M20];[.$P20])=[.G20];&quot;Conservative&quot;;&quot;&quot;);IF(MAX([.$D20];[.$G20];[.$J20];[.$M20];[.$P20])=[.J20];&quot;Labour&quot;;&quot;&quot;);IF(MAX([.$D20];[.$G20];[.$J20];[.$M20];[.$P20])=[.M20];&quot;Scottish Greens&quot;;&quot;&quot;);IF(MAX([.$D20];[.$G20];[.$J20];[.$M20];[.$P20])=[.P2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465">
            <text:p>17,465</text:p>
          </table:table-cell>
          <table:table-cell table:style-name="ce9" table:number-columns-repeated="2"/>
          <table:table-cell table:style-name="ce9" office:value-type="float" office:value="4421">
            <text:p>4,421</text:p>
          </table:table-cell>
          <table:table-cell table:style-name="ce9" table:number-columns-repeated="2"/>
          <table:table-cell table:style-name="ce9" office:value-type="float" office:value="9440">
            <text:p>9,44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774">
            <text:p>77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lasgow Southside</text:p>
          </table:table-cell>
          <table:table-cell table:style-name="ce7" table:formula="of:=CONCATENATE(IF(MAX([.$D21];[.$G21];[.$J21];[.$M21];[.$P21])=[.D21];&quot;SNP&quot;;&quot;&quot;);IF(MAX([.$D21];[.$G21];[.$J21];[.$M21];[.$P21])=[.G21];&quot;Conservative&quot;;&quot;&quot;);IF(MAX([.$D21];[.$G21];[.$J21];[.$M21];[.$P21])=[.J21];&quot;Labour&quot;;&quot;&quot;);IF(MAX([.$D21];[.$G21];[.$J21];[.$M21];[.$P21])=[.M21];&quot;Scottish Greens&quot;;&quot;&quot;);IF(MAX([.$D21];[.$G21];[.$J21];[.$M21];[.$P21])=[.P21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735">
            <text:p>19,735</text:p>
          </table:table-cell>
          <table:table-cell table:style-name="ce9" table:number-columns-repeated="2"/>
          <table:table-cell table:style-name="ce9" office:value-type="float" office:value="1790">
            <text:p>1,790</text:p>
          </table:table-cell>
          <table:table-cell table:style-name="ce9" table:number-columns-repeated="2"/>
          <table:table-cell table:style-name="ce9" office:value-type="float" office:value="10279">
            <text:p>10,27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04">
            <text:p>50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Rutherglen</text:p>
          </table:table-cell>
          <table:table-cell table:style-name="ce7" table:formula="of:=CONCATENATE(IF(MAX([.$D22];[.$G22];[.$J22];[.$M22];[.$P22])=[.D22];&quot;SNP&quot;;&quot;&quot;);IF(MAX([.$D22];[.$G22];[.$J22];[.$M22];[.$P22])=[.G22];&quot;Conservative&quot;;&quot;&quot;);IF(MAX([.$D22];[.$G22];[.$J22];[.$M22];[.$P22])=[.J22];&quot;Labour&quot;;&quot;&quot;);IF(MAX([.$D22];[.$G22];[.$J22];[.$M22];[.$P22])=[.M22];&quot;Scottish Greens&quot;;&quot;&quot;);IF(MAX([.$D22];[.$G22];[.$J22];[.$M22];[.$P22])=[.P2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0249">
            <text:p>20,249</text:p>
          </table:table-cell>
          <table:table-cell table:style-name="ce9" table:number-columns-repeated="2"/>
          <table:table-cell table:style-name="ce9" office:value-type="float" office:value="3663">
            <text:p>3,663</text:p>
          </table:table-cell>
          <table:table-cell table:style-name="ce9" table:number-columns-repeated="2"/>
          <table:table-cell table:style-name="ce9" office:value-type="float" office:value="15083">
            <text:p>15,08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112">
            <text:p>1,11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Glasgow</text:p>
          </table:table-cell>
          <table:table-cell table:style-name="ce5"/>
          <table:table-cell table:style-name="ce6" table:formula="of:=SUM([.E23]+[.H23]+[.K23]+[.N23]+[.Q23])" office:value-type="float" office:value="287225">
            <text:p>287,225</text:p>
          </table:table-cell>
          <table:table-cell table:style-name="ce10" table:formula="of:=SUM([.D14:.D22])" office:value-type="float" office:value="161717">
            <text:p>161,717</text:p>
          </table:table-cell>
          <table:table-cell table:style-name="ce10" office:value-type="float" office:value="133917">
            <text:p>133,917</text:p>
          </table:table-cell>
          <table:table-cell table:style-name="ce12" table:formula="of:=SUM([.E23]/[.$C23])" office:value-type="percentage" office:value="0.466244233614762">
            <text:p>46.62%</text:p>
          </table:table-cell>
          <table:table-cell table:style-name="ce10" table:formula="of:=SUM([.G14:.G22])" office:value-type="float" office:value="27230">
            <text:p>27,230</text:p>
          </table:table-cell>
          <table:table-cell table:style-name="ce10" office:value-type="float" office:value="37027">
            <text:p>37,027</text:p>
          </table:table-cell>
          <table:table-cell table:style-name="ce12" table:formula="of:=SUM([.H23]/[.$C23])" office:value-type="percentage" office:value="0.128912873183045">
            <text:p>12.89%</text:p>
          </table:table-cell>
          <table:table-cell table:style-name="ce10" table:formula="of:=SUM([.J14:.J22])" office:value-type="float" office:value="93897">
            <text:p>93,897</text:p>
          </table:table-cell>
          <table:table-cell table:style-name="ce10" office:value-type="float" office:value="74088">
            <text:p>74,088</text:p>
          </table:table-cell>
          <table:table-cell table:style-name="ce12" table:formula="of:=SUM([.K23]/[.$C23])" office:value-type="percentage" office:value="0.257944120463052">
            <text:p>25.79%</text:p>
          </table:table-cell>
          <table:table-cell table:style-name="ce10" table:formula="of:=SUM([.M14:.M22])" office:value-type="float" office:value="13094">
            <text:p>13,094</text:p>
          </table:table-cell>
          <table:table-cell table:style-name="ce10" office:value-type="float" office:value="36114">
            <text:p>36,114</text:p>
          </table:table-cell>
          <table:table-cell table:style-name="ce12" table:formula="of:=SUM([.N23]/[.$C23])" office:value-type="percentage" office:value="0.125734180520498">
            <text:p>12.57%</text:p>
          </table:table-cell>
          <table:table-cell table:style-name="ce10" table:formula="of:=SUM([.P14:.P22])" office:value-type="float" office:value="7112">
            <text:p>7,112</text:p>
          </table:table-cell>
          <table:table-cell table:style-name="ce10" office:value-type="float" office:value="6079">
            <text:p>6,079</text:p>
          </table:table-cell>
          <table:table-cell table:style-name="ce12" table:formula="of:=SUM([.Q23]/[.$C23])" office:value-type="percentage" office:value="0.0211645922186439">
            <text:p>2.12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Argyll and Bute</text:p>
          </table:table-cell>
          <table:table-cell table:style-name="ce7" table:formula="of:=CONCATENATE(IF(MAX([.$D25];[.$G25];[.$J25];[.$M25];[.$P25])=[.D25];&quot;SNP&quot;;&quot;&quot;);IF(MAX([.$D25];[.$G25];[.$J25];[.$M25];[.$P25])=[.G25];&quot;Conservative&quot;;&quot;&quot;);IF(MAX([.$D25];[.$G25];[.$J25];[.$M25];[.$P25])=[.J25];&quot;Labour&quot;;&quot;&quot;);IF(MAX([.$D25];[.$G25];[.$J25];[.$M25];[.$P25])=[.M25];&quot;Scottish Greens&quot;;&quot;&quot;);IF(MAX([.$D25];[.$G25];[.$J25];[.$M25];[.$P25])=[.P2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608">
            <text:p>16,608</text:p>
          </table:table-cell>
          <table:table-cell table:style-name="ce9" table:number-columns-repeated="2"/>
          <table:table-cell table:style-name="ce9" office:value-type="float" office:value="7645">
            <text:p>7,645</text:p>
          </table:table-cell>
          <table:table-cell table:style-name="ce9" table:number-columns-repeated="2"/>
          <table:table-cell table:style-name="ce9" office:value-type="float" office:value="2436">
            <text:p>2,43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874">
            <text:p>6,87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aithness, Sutherland and Ross</text:p>
          </table:table-cell>
          <table:table-cell table:style-name="ce7" table:formula="of:=CONCATENATE(IF(MAX([.$D26];[.$G26];[.$J26];[.$M26];[.$P26])=[.D26];&quot;SNP&quot;;&quot;&quot;);IF(MAX([.$D26];[.$G26];[.$J26];[.$M26];[.$P26])=[.G26];&quot;Conservative&quot;;&quot;&quot;);IF(MAX([.$D26];[.$G26];[.$J26];[.$M26];[.$P26])=[.J26];&quot;Labour&quot;;&quot;&quot;);IF(MAX([.$D26];[.$G26];[.$J26];[.$M26];[.$P26])=[.M26];&quot;Scottish Greens&quot;;&quot;&quot;);IF(MAX([.$D26];[.$G26];[.$J26];[.$M26];[.$P26])=[.P2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5889">
            <text:p>15,889</text:p>
          </table:table-cell>
          <table:table-cell table:style-name="ce9" table:number-columns-repeated="2"/>
          <table:table-cell table:style-name="ce9" office:value-type="float" office:value="5170">
            <text:p>5,170</text:p>
          </table:table-cell>
          <table:table-cell table:style-name="ce9" table:number-columns-repeated="2"/>
          <table:table-cell table:style-name="ce9" office:value-type="float" office:value="2016">
            <text:p>2,01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3298">
            <text:p>13,29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Inverness and Nairn</text:p>
          </table:table-cell>
          <table:table-cell table:style-name="ce7" table:formula="of:=CONCATENATE(IF(MAX([.$D27];[.$G27];[.$J27];[.$M27];[.$P27])=[.D27];&quot;SNP&quot;;&quot;&quot;);IF(MAX([.$D27];[.$G27];[.$J27];[.$M27];[.$P27])=[.G27];&quot;Conservative&quot;;&quot;&quot;);IF(MAX([.$D27];[.$G27];[.$J27];[.$M27];[.$P27])=[.J27];&quot;Labour&quot;;&quot;&quot;);IF(MAX([.$D27];[.$G27];[.$J27];[.$M27];[.$P27])=[.M27];&quot;Scottish Greens&quot;;&quot;&quot;);IF(MAX([.$D27];[.$G27];[.$J27];[.$M27];[.$P27])=[.P2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793">
            <text:p>21,793</text:p>
          </table:table-cell>
          <table:table-cell table:style-name="ce9" table:number-columns-repeated="2"/>
          <table:table-cell table:style-name="ce9" office:value-type="float" office:value="12679">
            <text:p>12,679</text:p>
          </table:table-cell>
          <table:table-cell table:style-name="ce9" table:number-columns-repeated="2"/>
          <table:table-cell table:style-name="ce9" office:value-type="float" office:value="5370">
            <text:p>5,370</text:p>
          </table:table-cell>
          <table:table-cell table:style-name="ce9" table:number-columns-repeated="2"/>
          <table:table-cell table:style-name="ce9" office:value-type="float" office:value="2636">
            <text:p>2,636</text:p>
          </table:table-cell>
          <table:table-cell table:style-name="ce9" table:number-columns-repeated="2"/>
          <table:table-cell table:style-name="ce9" office:value-type="float" office:value="2892">
            <text:p>2,89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oray</text:p>
          </table:table-cell>
          <table:table-cell table:style-name="ce7" table:formula="of:=CONCATENATE(IF(MAX([.$D28];[.$G28];[.$J28];[.$M28];[.$P28])=[.D28];&quot;SNP&quot;;&quot;&quot;);IF(MAX([.$D28];[.$G28];[.$J28];[.$M28];[.$P28])=[.G28];&quot;Conservative&quot;;&quot;&quot;);IF(MAX([.$D28];[.$G28];[.$J28];[.$M28];[.$P28])=[.J28];&quot;Labour&quot;;&quot;&quot;);IF(MAX([.$D28];[.$G28];[.$J28];[.$M28];[.$P28])=[.M28];&quot;Scottish Greens&quot;;&quot;&quot;);IF(MAX([.$D28];[.$G28];[.$J28];[.$M28];[.$P28])=[.P2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987">
            <text:p>19,987</text:p>
          </table:table-cell>
          <table:table-cell table:style-name="ce9" table:number-columns-repeated="2"/>
          <table:table-cell table:style-name="ce9" office:value-type="float" office:value="16823">
            <text:p>16,823</text:p>
          </table:table-cell>
          <table:table-cell table:style-name="ce9" table:number-columns-repeated="2"/>
          <table:table-cell table:style-name="ce9" office:value-type="float" office:value="2972">
            <text:p>2,97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165">
            <text:p>1,16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Na h-Eileanan an Iar</text:p>
          </table:table-cell>
          <table:table-cell table:style-name="ce7" table:formula="of:=CONCATENATE(IF(MAX([.$D29];[.$G29];[.$J29];[.$M29];[.$P29])=[.D29];&quot;SNP&quot;;&quot;&quot;);IF(MAX([.$D29];[.$G29];[.$J29];[.$M29];[.$P29])=[.G29];&quot;Conservative&quot;;&quot;&quot;);IF(MAX([.$D29];[.$G29];[.$J29];[.$M29];[.$P29])=[.J29];&quot;Labour&quot;;&quot;&quot;);IF(MAX([.$D29];[.$G29];[.$J29];[.$M29];[.$P29])=[.M29];&quot;Scottish Greens&quot;;&quot;&quot;);IF(MAX([.$D29];[.$G29];[.$J29];[.$M29];[.$P29])=[.P2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7454">
            <text:p>7,454</text:p>
          </table:table-cell>
          <table:table-cell table:style-name="ce9" table:number-columns-repeated="2"/>
          <table:table-cell table:style-name="ce9" office:value-type="float" office:value="2116">
            <text:p>2,116</text:p>
          </table:table-cell>
          <table:table-cell table:style-name="ce9" table:number-columns-repeated="2"/>
          <table:table-cell table:style-name="ce9" office:value-type="float" office:value="4013">
            <text:p>4,01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353">
            <text:p>35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Orkney</text:p>
          </table:table-cell>
          <table:table-cell table:style-name="ce7" table:formula="of:=CONCATENATE(IF(MAX([.$D30];[.$G30];[.$J30];[.$M30];[.$P30])=[.D30];&quot;SNP&quot;;&quot;&quot;);IF(MAX([.$D30];[.$G30];[.$J30];[.$M30];[.$P30])=[.G30];&quot;Conservative&quot;;&quot;&quot;);IF(MAX([.$D30];[.$G30];[.$J30];[.$M30];[.$P30])=[.J30];&quot;Labour&quot;;&quot;&quot;);IF(MAX([.$D30];[.$G30];[.$J30];[.$M30];[.$P30])=[.M30];&quot;Scottish Greens&quot;;&quot;&quot;);IF(MAX([.$D30];[.$G30];[.$J30];[.$M30];[.$P30])=[.P30];&quot;Liberal Democrats&quot;;&quot;&quot;))" office:value-type="string" office:string-value="Liberal Democrats">
            <text:p>Liberal Democrats</text:p>
          </table:table-cell>
          <table:table-cell table:style-name="ce7"/>
          <table:table-cell table:style-name="ce9" office:value-type="float" office:value="3369">
            <text:p>3,369</text:p>
          </table:table-cell>
          <table:table-cell table:style-name="ce9" table:number-columns-repeated="2"/>
          <table:table-cell table:style-name="ce9" office:value-type="float" office:value="699">
            <text:p>699</text:p>
          </table:table-cell>
          <table:table-cell table:style-name="ce9" table:number-columns-repeated="2"/>
          <table:table-cell table:style-name="ce9" office:value-type="float" office:value="290">
            <text:p>29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7238">
            <text:p>7,23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Shetland</text:p>
          </table:table-cell>
          <table:table-cell table:style-name="ce7" table:formula="of:=CONCATENATE(IF(MAX([.$D31];[.$G31];[.$J31];[.$M31];[.$P31])=[.D31];&quot;SNP&quot;;&quot;&quot;);IF(MAX([.$D31];[.$G31];[.$J31];[.$M31];[.$P31])=[.G31];&quot;Conservative&quot;;&quot;&quot;);IF(MAX([.$D31];[.$G31];[.$J31];[.$M31];[.$P31])=[.J31];&quot;Labour&quot;;&quot;&quot;);IF(MAX([.$D31];[.$G31];[.$J31];[.$M31];[.$P31])=[.M31];&quot;Scottish Greens&quot;;&quot;&quot;);IF(MAX([.$D31];[.$G31];[.$J31];[.$M31];[.$P31])=[.P31];&quot;Liberal Democrats&quot;;&quot;&quot;))" office:value-type="string" office:string-value="Liberal Democrats">
            <text:p>Liberal Democrats</text:p>
          </table:table-cell>
          <table:table-cell table:style-name="ce7"/>
          <table:table-cell table:style-name="ce9" office:value-type="float" office:value="4997">
            <text:p>4,997</text:p>
          </table:table-cell>
          <table:table-cell table:style-name="ce9" table:number-columns-repeated="2"/>
          <table:table-cell table:style-name="ce9" office:value-type="float" office:value="503">
            <text:p>503</text:p>
          </table:table-cell>
          <table:table-cell table:style-name="ce9" table:number-columns-repeated="2"/>
          <table:table-cell table:style-name="ce9" office:value-type="float" office:value="424">
            <text:p>42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803">
            <text:p>5,80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Skye, Lochaber and Badenoch</text:p>
          </table:table-cell>
          <table:table-cell table:style-name="ce7" table:formula="of:=CONCATENATE(IF(MAX([.$D32];[.$G32];[.$J32];[.$M32];[.$P32])=[.D32];&quot;SNP&quot;;&quot;&quot;);IF(MAX([.$D32];[.$G32];[.$J32];[.$M32];[.$P32])=[.G32];&quot;Conservative&quot;;&quot;&quot;);IF(MAX([.$D32];[.$G32];[.$J32];[.$M32];[.$P32])=[.J32];&quot;Labour&quot;;&quot;&quot;);IF(MAX([.$D32];[.$G32];[.$J32];[.$M32];[.$P32])=[.M32];&quot;Scottish Greens&quot;;&quot;&quot;);IF(MAX([.$D32];[.$G32];[.$J32];[.$M32];[.$P32])=[.P3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4192">
            <text:p>24,192</text:p>
          </table:table-cell>
          <table:table-cell table:style-name="ce9" table:number-columns-repeated="2"/>
          <table:table-cell table:style-name="ce9" office:value-type="float" office:value="8331">
            <text:p>8,331</text:p>
          </table:table-cell>
          <table:table-cell table:style-name="ce9" table:number-columns-repeated="2"/>
          <table:table-cell table:style-name="ce9" office:value-type="float" office:value="3855">
            <text:p>3,85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778">
            <text:p>6,77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Highlands and Islands</text:p>
          </table:table-cell>
          <table:table-cell table:style-name="ce5"/>
          <table:table-cell table:style-name="ce6" table:formula="of:=SUM([.E33]+[.H33]+[.K33]+[.N33]+[.Q33])" office:value-type="float" office:value="224425">
            <text:p>224,425</text:p>
          </table:table-cell>
          <table:table-cell table:style-name="ce10" table:formula="of:=SUM([.D25:.D32])" office:value-type="float" office:value="114289">
            <text:p>114,289</text:p>
          </table:table-cell>
          <table:table-cell table:style-name="ce10" office:value-type="float" office:value="96433">
            <text:p>96,433</text:p>
          </table:table-cell>
          <table:table-cell table:style-name="ce12" table:formula="of:=SUM([.E33]/[.$C33])" office:value-type="percentage" office:value="0.429689205748023">
            <text:p>42.97%</text:p>
          </table:table-cell>
          <table:table-cell table:style-name="ce10" table:formula="of:=SUM([.G25:.G32])" office:value-type="float" office:value="53966">
            <text:p>53,966</text:p>
          </table:table-cell>
          <table:table-cell table:style-name="ce10" office:value-type="float" office:value="60779">
            <text:p>60,779</text:p>
          </table:table-cell>
          <table:table-cell table:style-name="ce12" table:formula="of:=SUM([.H33]/[.$C33])" office:value-type="percentage" office:value="0.270820986966693">
            <text:p>27.08%</text:p>
          </table:table-cell>
          <table:table-cell table:style-name="ce10" table:formula="of:=SUM([.J25:.J32])" office:value-type="float" office:value="21376">
            <text:p>21,376</text:p>
          </table:table-cell>
          <table:table-cell table:style-name="ce10" office:value-type="float" office:value="22713">
            <text:p>22,713</text:p>
          </table:table-cell>
          <table:table-cell table:style-name="ce12" table:formula="of:=SUM([.K33]/[.$C33])" office:value-type="percentage" office:value="0.101205302439568">
            <text:p>10.12%</text:p>
          </table:table-cell>
          <table:table-cell table:style-name="ce10" table:formula="of:=SUM([.M25:.M32])" office:value-type="float" office:value="2636">
            <text:p>2,636</text:p>
          </table:table-cell>
          <table:table-cell table:style-name="ce10" office:value-type="float" office:value="17729">
            <text:p>17,729</text:p>
          </table:table-cell>
          <table:table-cell table:style-name="ce12" table:formula="of:=SUM([.N33]/[.$C33])" office:value-type="percentage" office:value="0.0789974378968475">
            <text:p>7.90%</text:p>
          </table:table-cell>
          <table:table-cell table:style-name="ce10" table:formula="of:=SUM([.P25:.P32])" office:value-type="float" office:value="44401">
            <text:p>44,401</text:p>
          </table:table-cell>
          <table:table-cell table:style-name="ce10" office:value-type="float" office:value="26771">
            <text:p>26,771</text:p>
          </table:table-cell>
          <table:table-cell table:style-name="ce12" table:formula="of:=SUM([.Q33]/[.$C33])" office:value-type="percentage" office:value="0.119287066948869">
            <text:p>11.93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Almond Valley</text:p>
          </table:table-cell>
          <table:table-cell table:style-name="ce7" table:formula="of:=CONCATENATE(IF(MAX([.$D35];[.$G35];[.$J35];[.$M35];[.$P35])=[.D35];&quot;SNP&quot;;&quot;&quot;);IF(MAX([.$D35];[.$G35];[.$J35];[.$M35];[.$P35])=[.G35];&quot;Conservative&quot;;&quot;&quot;);IF(MAX([.$D35];[.$G35];[.$J35];[.$M35];[.$P35])=[.J35];&quot;Labour&quot;;&quot;&quot;);IF(MAX([.$D35];[.$G35];[.$J35];[.$M35];[.$P35])=[.M35];&quot;Scottish Greens&quot;;&quot;&quot;);IF(MAX([.$D35];[.$G35];[.$J35];[.$M35];[.$P35])=[.P3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2675">
            <text:p>22,675</text:p>
          </table:table-cell>
          <table:table-cell table:style-name="ce9" table:number-columns-repeated="2"/>
          <table:table-cell table:style-name="ce9" office:value-type="float" office:value="6952">
            <text:p>6,952</text:p>
          </table:table-cell>
          <table:table-cell table:style-name="ce9" table:number-columns-repeated="2"/>
          <table:table-cell table:style-name="ce9" office:value-type="float" office:value="10545">
            <text:p>10,54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601">
            <text:p>1,60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Central</text:p>
          </table:table-cell>
          <table:table-cell table:style-name="ce7" table:formula="of:=CONCATENATE(IF(MAX([.$D36];[.$G36];[.$J36];[.$M36];[.$P36])=[.D36];&quot;SNP&quot;;&quot;&quot;);IF(MAX([.$D36];[.$G36];[.$J36];[.$M36];[.$P36])=[.G36];&quot;Conservative&quot;;&quot;&quot;);IF(MAX([.$D36];[.$G36];[.$J36];[.$M36];[.$P36])=[.J36];&quot;Labour&quot;;&quot;&quot;);IF(MAX([.$D36];[.$G36];[.$J36];[.$M36];[.$P36])=[.M36];&quot;Scottish Greens&quot;;&quot;&quot;);IF(MAX([.$D36];[.$G36];[.$J36];[.$M36];[.$P36])=[.P3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276">
            <text:p>16,276</text:p>
          </table:table-cell>
          <table:table-cell table:style-name="ce9" table:number-columns-repeated="2"/>
          <table:table-cell table:style-name="ce9" office:value-type="float" office:value="11544">
            <text:p>11,544</text:p>
          </table:table-cell>
          <table:table-cell table:style-name="ce9" table:number-columns-repeated="2"/>
          <table:table-cell table:style-name="ce9" office:value-type="float" office:value="6839">
            <text:p>6,839</text:p>
          </table:table-cell>
          <table:table-cell table:style-name="ce9" table:number-columns-repeated="2"/>
          <table:table-cell table:style-name="ce9" office:value-type="float" office:value="3921">
            <text:p>3,921</text:p>
          </table:table-cell>
          <table:table-cell table:style-name="ce9" table:number-columns-repeated="2"/>
          <table:table-cell table:style-name="ce9" office:value-type="float" office:value="2555">
            <text:p>2,55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Eastern</text:p>
          </table:table-cell>
          <table:table-cell table:style-name="ce7" table:formula="of:=CONCATENATE(IF(MAX([.$D37];[.$G37];[.$J37];[.$M37];[.$P37])=[.D37];&quot;SNP&quot;;&quot;&quot;);IF(MAX([.$D37];[.$G37];[.$J37];[.$M37];[.$P37])=[.G37];&quot;Conservative&quot;;&quot;&quot;);IF(MAX([.$D37];[.$G37];[.$J37];[.$M37];[.$P37])=[.J37];&quot;Labour&quot;;&quot;&quot;);IF(MAX([.$D37];[.$G37];[.$J37];[.$M37];[.$P37])=[.M37];&quot;Scottish Greens&quot;;&quot;&quot;);IF(MAX([.$D37];[.$G37];[.$J37];[.$M37];[.$P37])=[.P3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2658">
            <text:p>22,658</text:p>
          </table:table-cell>
          <table:table-cell table:style-name="ce9" table:number-columns-repeated="2"/>
          <table:table-cell table:style-name="ce9" office:value-type="float" office:value="5970">
            <text:p>5,970</text:p>
          </table:table-cell>
          <table:table-cell table:style-name="ce9" table:number-columns-repeated="2"/>
          <table:table-cell table:style-name="ce9" office:value-type="float" office:value="12541">
            <text:p>12,54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35">
            <text:p>2,03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Northern and Leith</text:p>
          </table:table-cell>
          <table:table-cell table:style-name="ce7" table:formula="of:=CONCATENATE(IF(MAX([.$D38];[.$G38];[.$J38];[.$M38];[.$P38])=[.D38];&quot;SNP&quot;;&quot;&quot;);IF(MAX([.$D38];[.$G38];[.$J38];[.$M38];[.$P38])=[.G38];&quot;Conservative&quot;;&quot;&quot;);IF(MAX([.$D38];[.$G38];[.$J38];[.$M38];[.$P38])=[.J38];&quot;Labour&quot;;&quot;&quot;);IF(MAX([.$D38];[.$G38];[.$J38];[.$M38];[.$P38])=[.M38];&quot;Scottish Greens&quot;;&quot;&quot;);IF(MAX([.$D38];[.$G38];[.$J38];[.$M38];[.$P38])=[.P3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2443">
            <text:p>22,443</text:p>
          </table:table-cell>
          <table:table-cell table:style-name="ce9" table:number-columns-repeated="2"/>
          <table:table-cell table:style-name="ce9" office:value-type="float" office:value="5052">
            <text:p>5,052</text:p>
          </table:table-cell>
          <table:table-cell table:style-name="ce9" table:number-columns-repeated="2"/>
          <table:table-cell table:style-name="ce9" office:value-type="float" office:value="10874">
            <text:p>10,874</text:p>
          </table:table-cell>
          <table:table-cell table:style-name="ce9" table:number-columns-repeated="2"/>
          <table:table-cell table:style-name="ce9" office:value-type="float" office:value="6116">
            <text:p>6,116</text:p>
          </table:table-cell>
          <table:table-cell table:style-name="ce9" table:number-columns-repeated="2"/>
          <table:table-cell table:style-name="ce9" office:value-type="float" office:value="2035">
            <text:p>2,03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Pentlands</text:p>
          </table:table-cell>
          <table:table-cell table:style-name="ce7" table:formula="of:=CONCATENATE(IF(MAX([.$D39];[.$G39];[.$J39];[.$M39];[.$P39])=[.D39];&quot;SNP&quot;;&quot;&quot;);IF(MAX([.$D39];[.$G39];[.$J39];[.$M39];[.$P39])=[.G39];&quot;Conservative&quot;;&quot;&quot;);IF(MAX([.$D39];[.$G39];[.$J39];[.$M39];[.$P39])=[.J39];&quot;Labour&quot;;&quot;&quot;);IF(MAX([.$D39];[.$G39];[.$J39];[.$M39];[.$P39])=[.M39];&quot;Scottish Greens&quot;;&quot;&quot;);IF(MAX([.$D39];[.$G39];[.$J39];[.$M39];[.$P39])=[.P3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227">
            <text:p>16,227</text:p>
          </table:table-cell>
          <table:table-cell table:style-name="ce9" table:number-columns-repeated="2"/>
          <table:table-cell table:style-name="ce9" office:value-type="float" office:value="12330">
            <text:p>12,330</text:p>
          </table:table-cell>
          <table:table-cell table:style-name="ce9" table:number-columns-repeated="2"/>
          <table:table-cell table:style-name="ce9" office:value-type="float" office:value="6998">
            <text:p>6,998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213">
            <text:p>2,21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Southern</text:p>
          </table:table-cell>
          <table:table-cell table:style-name="ce7" table:formula="of:=CONCATENATE(IF(MAX([.$D40];[.$G40];[.$J40];[.$M40];[.$P40])=[.D40];&quot;SNP&quot;;&quot;&quot;);IF(MAX([.$D40];[.$G40];[.$J40];[.$M40];[.$P40])=[.G40];&quot;Conservative&quot;;&quot;&quot;);IF(MAX([.$D40];[.$G40];[.$J40];[.$M40];[.$P40])=[.J40];&quot;Labour&quot;;&quot;&quot;);IF(MAX([.$D40];[.$G40];[.$J40];[.$M40];[.$P40])=[.M40];&quot;Scottish Greens&quot;;&quot;&quot;);IF(MAX([.$D40];[.$G40];[.$J40];[.$M40];[.$P40])=[.P40];&quot;Liberal Democrats&quot;;&quot;&quot;))" office:value-type="string" office:string-value="Labour">
            <text:p>Labour</text:p>
          </table:table-cell>
          <table:table-cell table:style-name="ce7"/>
          <table:table-cell table:style-name="ce9" office:value-type="float" office:value="16738">
            <text:p>16,738</text:p>
          </table:table-cell>
          <table:table-cell table:style-name="ce9" table:number-columns-repeated="2"/>
          <table:table-cell table:style-name="ce9" office:value-type="float" office:value="5258">
            <text:p>5,258</text:p>
          </table:table-cell>
          <table:table-cell table:style-name="ce9" table:number-columns-repeated="2"/>
          <table:table-cell table:style-name="ce9" office:value-type="float" office:value="20760">
            <text:p>20,76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189">
            <text:p>2,189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dinburgh Western</text:p>
          </table:table-cell>
          <table:table-cell table:style-name="ce7" table:formula="of:=CONCATENATE(IF(MAX([.$D41];[.$G41];[.$J41];[.$M41];[.$P41])=[.D41];&quot;SNP&quot;;&quot;&quot;);IF(MAX([.$D41];[.$G41];[.$J41];[.$M41];[.$P41])=[.G41];&quot;Conservative&quot;;&quot;&quot;);IF(MAX([.$D41];[.$G41];[.$J41];[.$M41];[.$P41])=[.J41];&quot;Labour&quot;;&quot;&quot;);IF(MAX([.$D41];[.$G41];[.$J41];[.$M41];[.$P41])=[.M41];&quot;Scottish Greens&quot;;&quot;&quot;);IF(MAX([.$D41];[.$G41];[.$J41];[.$M41];[.$P41])=[.P41];&quot;Liberal Democrats&quot;;&quot;&quot;))" office:value-type="string" office:string-value="Liberal Democrats">
            <text:p>Liberal Democrats</text:p>
          </table:table-cell>
          <table:table-cell table:style-name="ce7"/>
          <table:table-cell table:style-name="ce9" office:value-type="float" office:value="15693">
            <text:p>15,693</text:p>
          </table:table-cell>
          <table:table-cell table:style-name="ce9" table:number-columns-repeated="2"/>
          <table:table-cell table:style-name="ce9" office:value-type="float" office:value="2798">
            <text:p>2,798</text:p>
          </table:table-cell>
          <table:table-cell table:style-name="ce9" table:number-columns-repeated="2"/>
          <table:table-cell table:style-name="ce9" office:value-type="float" office:value="2515">
            <text:p>2,51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5578">
            <text:p>25,57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Linlithgow</text:p>
          </table:table-cell>
          <table:table-cell table:style-name="ce7" table:formula="of:=CONCATENATE(IF(MAX([.$D42];[.$G42];[.$J42];[.$M42];[.$P42])=[.D42];&quot;SNP&quot;;&quot;&quot;);IF(MAX([.$D42];[.$G42];[.$J42];[.$M42];[.$P42])=[.G42];&quot;Conservative&quot;;&quot;&quot;);IF(MAX([.$D42];[.$G42];[.$J42];[.$M42];[.$P42])=[.J42];&quot;Labour&quot;;&quot;&quot;);IF(MAX([.$D42];[.$G42];[.$J42];[.$M42];[.$P42])=[.M42];&quot;Scottish Greens&quot;;&quot;&quot;);IF(MAX([.$D42];[.$G42];[.$J42];[.$M42];[.$P42])=[.P4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2693">
            <text:p>22,693</text:p>
          </table:table-cell>
          <table:table-cell table:style-name="ce9" table:number-columns-repeated="2"/>
          <table:table-cell table:style-name="ce9" office:value-type="float" office:value="9472">
            <text:p>9,472</text:p>
          </table:table-cell>
          <table:table-cell table:style-name="ce9" table:number-columns-repeated="2"/>
          <table:table-cell table:style-name="ce9" office:value-type="float" office:value="12588">
            <text:p>12,588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126">
            <text:p>2,12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idlothian North and Musselburgh</text:p>
          </table:table-cell>
          <table:table-cell table:style-name="ce7" table:formula="of:=CONCATENATE(IF(MAX([.$D43];[.$G43];[.$J43];[.$M43];[.$P43])=[.D43];&quot;SNP&quot;;&quot;&quot;);IF(MAX([.$D43];[.$G43];[.$J43];[.$M43];[.$P43])=[.G43];&quot;Conservative&quot;;&quot;&quot;);IF(MAX([.$D43];[.$G43];[.$J43];[.$M43];[.$P43])=[.J43];&quot;Labour&quot;;&quot;&quot;);IF(MAX([.$D43];[.$G43];[.$J43];[.$M43];[.$P43])=[.M43];&quot;Scottish Greens&quot;;&quot;&quot;);IF(MAX([.$D43];[.$G43];[.$J43];[.$M43];[.$P43])=[.P43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165">
            <text:p>21,165</text:p>
          </table:table-cell>
          <table:table-cell table:style-name="ce9" table:number-columns-repeated="2"/>
          <table:table-cell table:style-name="ce9" office:value-type="float" office:value="6521">
            <text:p>6,521</text:p>
          </table:table-cell>
          <table:table-cell table:style-name="ce9" table:number-columns-repeated="2"/>
          <table:table-cell table:style-name="ce9" office:value-type="float" office:value="13259">
            <text:p>13,25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630">
            <text:p>1,630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Lothian</text:p>
          </table:table-cell>
          <table:table-cell table:style-name="ce5"/>
          <table:table-cell table:style-name="ce6" table:formula="of:=SUM([.E44]+[.H44]+[.K44]+[.N44]+[.Q44])" office:value-type="float" office:value="375179">
            <text:p>375,179</text:p>
          </table:table-cell>
          <table:table-cell table:style-name="ce10" table:formula="of:=SUM([.D35:.D43])" office:value-type="float" office:value="176568">
            <text:p>176,568</text:p>
          </table:table-cell>
          <table:table-cell table:style-name="ce10" office:value-type="float" office:value="141478">
            <text:p>141,478</text:p>
          </table:table-cell>
          <table:table-cell table:style-name="ce12" table:formula="of:=SUM([.E44]/[.$C44])" office:value-type="percentage" office:value="0.377094666812375">
            <text:p>37.71%</text:p>
          </table:table-cell>
          <table:table-cell table:style-name="ce10" table:formula="of:=SUM([.G35:.G43])" office:value-type="float" office:value="65897">
            <text:p>65,897</text:p>
          </table:table-cell>
          <table:table-cell table:style-name="ce10" office:value-type="float" office:value="78595">
            <text:p>78,595</text:p>
          </table:table-cell>
          <table:table-cell table:style-name="ce12" table:formula="of:=SUM([.H44]/[.$C44])" office:value-type="percentage" office:value="0.209486671695377">
            <text:p>20.95%</text:p>
          </table:table-cell>
          <table:table-cell table:style-name="ce10" table:formula="of:=SUM([.J35:.J43])" office:value-type="float" office:value="96919">
            <text:p>96,919</text:p>
          </table:table-cell>
          <table:table-cell table:style-name="ce10" office:value-type="float" office:value="76689">
            <text:p>76,689</text:p>
          </table:table-cell>
          <table:table-cell table:style-name="ce12" table:formula="of:=SUM([.K44]/[.$C44])" office:value-type="percentage" office:value="0.204406429997415">
            <text:p>20.44%</text:p>
          </table:table-cell>
          <table:table-cell table:style-name="ce10" table:formula="of:=SUM([.M35:.M43])" office:value-type="float" office:value="10037">
            <text:p>10,037</text:p>
          </table:table-cell>
          <table:table-cell table:style-name="ce10" office:value-type="float" office:value="49984">
            <text:p>49,984</text:p>
          </table:table-cell>
          <table:table-cell table:style-name="ce12" table:formula="of:=SUM([.N44]/[.$C44])" office:value-type="percentage" office:value="0.133227072943848">
            <text:p>13.32%</text:p>
          </table:table-cell>
          <table:table-cell table:style-name="ce10" table:formula="of:=SUM([.P35:.P43])" office:value-type="float" office:value="41962">
            <text:p>41,962</text:p>
          </table:table-cell>
          <table:table-cell table:style-name="ce10" office:value-type="float" office:value="28433">
            <text:p>28,433</text:p>
          </table:table-cell>
          <table:table-cell table:style-name="ce12" table:formula="of:=SUM([.Q44]/[.$C44])" office:value-type="percentage" office:value="0.075785158550985">
            <text:p>7.58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lackmannanshire and Dunblane</text:p>
          </table:table-cell>
          <table:table-cell table:style-name="ce7" table:formula="of:=CONCATENATE(IF(MAX([.$D46];[.$G46];[.$J46];[.$M46];[.$P46])=[.D46];&quot;SNP&quot;;&quot;&quot;);IF(MAX([.$D46];[.$G46];[.$J46];[.$M46];[.$P46])=[.G46];&quot;Conservative&quot;;&quot;&quot;);IF(MAX([.$D46];[.$G46];[.$J46];[.$M46];[.$P46])=[.J46];&quot;Labour&quot;;&quot;&quot;);IF(MAX([.$D46];[.$G46];[.$J46];[.$M46];[.$P46])=[.M46];&quot;Scottish Greens&quot;;&quot;&quot;);IF(MAX([.$D46];[.$G46];[.$J46];[.$M46];[.$P46])=[.P4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504">
            <text:p>16,504</text:p>
          </table:table-cell>
          <table:table-cell table:style-name="ce9" table:number-columns-repeated="2"/>
          <table:table-cell table:style-name="ce9" office:value-type="float" office:value="8953">
            <text:p>8,953</text:p>
          </table:table-cell>
          <table:table-cell table:style-name="ce9" table:number-columns-repeated="2"/>
          <table:table-cell table:style-name="ce9" office:value-type="float" office:value="8292">
            <text:p>8,29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194">
            <text:p>1,19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owdenbeath</text:p>
          </table:table-cell>
          <table:table-cell table:style-name="ce7" table:formula="of:=CONCATENATE(IF(MAX([.$D47];[.$G47];[.$J47];[.$M47];[.$P47])=[.D47];&quot;SNP&quot;;&quot;&quot;);IF(MAX([.$D47];[.$G47];[.$J47];[.$M47];[.$P47])=[.G47];&quot;Conservative&quot;;&quot;&quot;);IF(MAX([.$D47];[.$G47];[.$J47];[.$M47];[.$P47])=[.J47];&quot;Labour&quot;;&quot;&quot;);IF(MAX([.$D47];[.$G47];[.$J47];[.$M47];[.$P47])=[.M47];&quot;Scottish Greens&quot;;&quot;&quot;);IF(MAX([.$D47];[.$G47];[.$J47];[.$M47];[.$P47])=[.P4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499">
            <text:p>16,499</text:p>
          </table:table-cell>
          <table:table-cell table:style-name="ce9" table:number-columns-repeated="2"/>
          <table:table-cell table:style-name="ce9" office:value-type="float" office:value="4758">
            <text:p>4,758</text:p>
          </table:table-cell>
          <table:table-cell table:style-name="ce9" table:number-columns-repeated="2"/>
          <table:table-cell table:style-name="ce9" office:value-type="float" office:value="10486">
            <text:p>10,486</text:p>
          </table:table-cell>
          <table:table-cell table:style-name="ce9" table:number-columns-repeated="2"/>
          <table:table-cell table:style-name="ce9" office:value-type="float" office:value="1344">
            <text:p>1,344</text:p>
          </table:table-cell>
          <table:table-cell table:style-name="ce9" table:number-columns-repeated="2"/>
          <table:table-cell table:style-name="ce9" office:value-type="float" office:value="1088">
            <text:p>1,08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unfermline</text:p>
          </table:table-cell>
          <table:table-cell table:style-name="ce7" table:formula="of:=CONCATENATE(IF(MAX([.$D48];[.$G48];[.$J48];[.$M48];[.$P48])=[.D48];&quot;SNP&quot;;&quot;&quot;);IF(MAX([.$D48];[.$G48];[.$J48];[.$M48];[.$P48])=[.G48];&quot;Conservative&quot;;&quot;&quot;);IF(MAX([.$D48];[.$G48];[.$J48];[.$M48];[.$P48])=[.J48];&quot;Labour&quot;;&quot;&quot;);IF(MAX([.$D48];[.$G48];[.$J48];[.$M48];[.$P48])=[.M48];&quot;Scottish Greens&quot;;&quot;&quot;);IF(MAX([.$D48];[.$G48];[.$J48];[.$M48];[.$P48])=[.P4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0048">
            <text:p>20,048</text:p>
          </table:table-cell>
          <table:table-cell table:style-name="ce9" table:number-columns-repeated="2"/>
          <table:table-cell table:style-name="ce9" office:value-type="float" office:value="6314">
            <text:p>6,314</text:p>
          </table:table-cell>
          <table:table-cell table:style-name="ce9" table:number-columns-repeated="2"/>
          <table:table-cell table:style-name="ce9" office:value-type="float" office:value="11384">
            <text:p>11,38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3196">
            <text:p>3,19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Fife North East</text:p>
          </table:table-cell>
          <table:table-cell table:style-name="ce7" table:formula="of:=CONCATENATE(IF(MAX([.$D49];[.$G49];[.$J49];[.$M49];[.$P49])=[.D49];&quot;SNP&quot;;&quot;&quot;);IF(MAX([.$D49];[.$G49];[.$J49];[.$M49];[.$P49])=[.G49];&quot;Conservative&quot;;&quot;&quot;);IF(MAX([.$D49];[.$G49];[.$J49];[.$M49];[.$P49])=[.J49];&quot;Labour&quot;;&quot;&quot;);IF(MAX([.$D49];[.$G49];[.$J49];[.$M49];[.$P49])=[.M49];&quot;Scottish Greens&quot;;&quot;&quot;);IF(MAX([.$D49];[.$G49];[.$J49];[.$M49];[.$P49])=[.P49];&quot;Liberal Democrats&quot;;&quot;&quot;))" office:value-type="string" office:string-value="Liberal Democrats">
            <text:p>Liberal Democrats</text:p>
          </table:table-cell>
          <table:table-cell table:style-name="ce7"/>
          <table:table-cell table:style-name="ce9" office:value-type="float" office:value="14715">
            <text:p>14,715</text:p>
          </table:table-cell>
          <table:table-cell table:style-name="ce9" table:number-columns-repeated="2"/>
          <table:table-cell table:style-name="ce9" office:value-type="float" office:value="2323">
            <text:p>2,323</text:p>
          </table:table-cell>
          <table:table-cell table:style-name="ce9" table:number-columns-repeated="2"/>
          <table:table-cell table:style-name="ce9" office:value-type="float" office:value="1056">
            <text:p>1,05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2163">
            <text:p>22,16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Kirkcaldy</text:p>
          </table:table-cell>
          <table:table-cell table:style-name="ce7" table:formula="of:=CONCATENATE(IF(MAX([.$D50];[.$G50];[.$J50];[.$M50];[.$P50])=[.D50];&quot;SNP&quot;;&quot;&quot;);IF(MAX([.$D50];[.$G50];[.$J50];[.$M50];[.$P50])=[.G50];&quot;Conservative&quot;;&quot;&quot;);IF(MAX([.$D50];[.$G50];[.$J50];[.$M50];[.$P50])=[.J50];&quot;Labour&quot;;&quot;&quot;);IF(MAX([.$D50];[.$G50];[.$J50];[.$M50];[.$P50])=[.M50];&quot;Scottish Greens&quot;;&quot;&quot;);IF(MAX([.$D50];[.$G50];[.$J50];[.$M50];[.$P50])=[.P5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417">
            <text:p>18,417</text:p>
          </table:table-cell>
          <table:table-cell table:style-name="ce9" table:number-columns-repeated="2"/>
          <table:table-cell table:style-name="ce9" office:value-type="float" office:value="4891">
            <text:p>4,891</text:p>
          </table:table-cell>
          <table:table-cell table:style-name="ce9" table:number-columns-repeated="2"/>
          <table:table-cell table:style-name="ce9" office:value-type="float" office:value="10586">
            <text:p>10,58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15">
            <text:p>1,01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id Fife and Glenrothes</text:p>
          </table:table-cell>
          <table:table-cell table:style-name="ce7" table:formula="of:=CONCATENATE(IF(MAX([.$D51];[.$G51];[.$J51];[.$M51];[.$P51])=[.D51];&quot;SNP&quot;;&quot;&quot;);IF(MAX([.$D51];[.$G51];[.$J51];[.$M51];[.$P51])=[.G51];&quot;Conservative&quot;;&quot;&quot;);IF(MAX([.$D51];[.$G51];[.$J51];[.$M51];[.$P51])=[.J51];&quot;Labour&quot;;&quot;&quot;);IF(MAX([.$D51];[.$G51];[.$J51];[.$M51];[.$P51])=[.M51];&quot;Scottish Greens&quot;;&quot;&quot;);IF(MAX([.$D51];[.$G51];[.$J51];[.$M51];[.$P51])=[.P51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115">
            <text:p>18,115</text:p>
          </table:table-cell>
          <table:table-cell table:style-name="ce9" table:number-columns-repeated="2"/>
          <table:table-cell table:style-name="ce9" office:value-type="float" office:value="4500">
            <text:p>4,500</text:p>
          </table:table-cell>
          <table:table-cell table:style-name="ce9" table:number-columns-repeated="2"/>
          <table:table-cell table:style-name="ce9" office:value-type="float" office:value="7881">
            <text:p>7,88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789">
            <text:p>1,789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Perthshire North</text:p>
          </table:table-cell>
          <table:table-cell table:style-name="ce7" table:formula="of:=CONCATENATE(IF(MAX([.$D52];[.$G52];[.$J52];[.$M52];[.$P52])=[.D52];&quot;SNP&quot;;&quot;&quot;);IF(MAX([.$D52];[.$G52];[.$J52];[.$M52];[.$P52])=[.G52];&quot;Conservative&quot;;&quot;&quot;);IF(MAX([.$D52];[.$G52];[.$J52];[.$M52];[.$P52])=[.J52];&quot;Labour&quot;;&quot;&quot;);IF(MAX([.$D52];[.$G52];[.$J52];[.$M52];[.$P52])=[.M52];&quot;Scottish Greens&quot;;&quot;&quot;);IF(MAX([.$D52];[.$G52];[.$J52];[.$M52];[.$P52])=[.P5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860">
            <text:p>19,860</text:p>
          </table:table-cell>
          <table:table-cell table:style-name="ce9" table:number-columns-repeated="2"/>
          <table:table-cell table:style-name="ce9" office:value-type="float" office:value="15807">
            <text:p>15,807</text:p>
          </table:table-cell>
          <table:table-cell table:style-name="ce9" table:number-columns-repeated="2"/>
          <table:table-cell table:style-name="ce9" office:value-type="float" office:value="2324">
            <text:p>2,32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802">
            <text:p>1,80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Perthshire South and Kinross-shire</text:p>
          </table:table-cell>
          <table:table-cell table:style-name="ce7" table:formula="of:=CONCATENATE(IF(MAX([.$D53];[.$G53];[.$J53];[.$M53];[.$P53])=[.D53];&quot;SNP&quot;;&quot;&quot;);IF(MAX([.$D53];[.$G53];[.$J53];[.$M53];[.$P53])=[.G53];&quot;Conservative&quot;;&quot;&quot;);IF(MAX([.$D53];[.$G53];[.$J53];[.$M53];[.$P53])=[.J53];&quot;Labour&quot;;&quot;&quot;);IF(MAX([.$D53];[.$G53];[.$J53];[.$M53];[.$P53])=[.M53];&quot;Scottish Greens&quot;;&quot;&quot;);IF(MAX([.$D53];[.$G53];[.$J53];[.$M53];[.$P53])=[.P53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0126">
            <text:p>20,126</text:p>
          </table:table-cell>
          <table:table-cell table:style-name="ce9" table:number-columns-repeated="2"/>
          <table:table-cell table:style-name="ce9" office:value-type="float" office:value="18178">
            <text:p>18,178</text:p>
          </table:table-cell>
          <table:table-cell table:style-name="ce9" table:number-columns-repeated="2"/>
          <table:table-cell table:style-name="ce9" office:value-type="float" office:value="2943">
            <text:p>2,94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823">
            <text:p>2,82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Stirling</text:p>
          </table:table-cell>
          <table:table-cell table:style-name="ce7" table:formula="of:=CONCATENATE(IF(MAX([.$D54];[.$G54];[.$J54];[.$M54];[.$P54])=[.D54];&quot;SNP&quot;;&quot;&quot;);IF(MAX([.$D54];[.$G54];[.$J54];[.$M54];[.$P54])=[.G54];&quot;Conservative&quot;;&quot;&quot;);IF(MAX([.$D54];[.$G54];[.$J54];[.$M54];[.$P54])=[.J54];&quot;Labour&quot;;&quot;&quot;);IF(MAX([.$D54];[.$G54];[.$J54];[.$M54];[.$P54])=[.M54];&quot;Scottish Greens&quot;;&quot;&quot;);IF(MAX([.$D54];[.$G54];[.$J54];[.$M54];[.$P54])=[.P54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882">
            <text:p>19,882</text:p>
          </table:table-cell>
          <table:table-cell table:style-name="ce9" table:number-columns-repeated="2"/>
          <table:table-cell table:style-name="ce9" office:value-type="float" office:value="12987">
            <text:p>12,987</text:p>
          </table:table-cell>
          <table:table-cell table:style-name="ce9" table:number-columns-repeated="2"/>
          <table:table-cell table:style-name="ce9" office:value-type="float" office:value="6556">
            <text:p>6,55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466">
            <text:p>1,46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Mid Scotland and Fife</text:p>
          </table:table-cell>
          <table:table-cell table:style-name="ce5"/>
          <table:table-cell table:style-name="ce6" table:formula="of:=SUM([.E55]+[.H55]+[.K55]+[.N55]+[.Q55])" office:value-type="float" office:value="329503">
            <text:p>329,503</text:p>
          </table:table-cell>
          <table:table-cell table:style-name="ce10" table:formula="of:=SUM([.D46:.D54])" office:value-type="float" office:value="164166">
            <text:p>164,166</text:p>
          </table:table-cell>
          <table:table-cell table:style-name="ce10" office:value-type="float" office:value="136825">
            <text:p>136,825</text:p>
          </table:table-cell>
          <table:table-cell table:style-name="ce12" table:formula="of:=SUM([.E55]/[.$C55])" office:value-type="percentage" office:value="0.415246598665263">
            <text:p>41.52%</text:p>
          </table:table-cell>
          <table:table-cell table:style-name="ce10" table:formula="of:=SUM([.G46:.G54])" office:value-type="float" office:value="78711">
            <text:p>78,711</text:p>
          </table:table-cell>
          <table:table-cell table:style-name="ce10" office:value-type="float" office:value="85909">
            <text:p>85,909</text:p>
          </table:table-cell>
          <table:table-cell table:style-name="ce12" table:formula="of:=SUM([.H55]/[.$C55])" office:value-type="percentage" office:value="0.260722967620932">
            <text:p>26.07%</text:p>
          </table:table-cell>
          <table:table-cell table:style-name="ce10" table:formula="of:=SUM([.J46:.J54])" office:value-type="float" office:value="61508">
            <text:p>61,508</text:p>
          </table:table-cell>
          <table:table-cell table:style-name="ce10" office:value-type="float" office:value="52626">
            <text:p>52,626</text:p>
          </table:table-cell>
          <table:table-cell table:style-name="ce12" table:formula="of:=SUM([.K55]/[.$C55])" office:value-type="percentage" office:value="0.159713265129604">
            <text:p>15.97%</text:p>
          </table:table-cell>
          <table:table-cell table:style-name="ce10" table:formula="of:=SUM([.M46:.M54])" office:value-type="float" office:value="1344">
            <text:p>1,344</text:p>
          </table:table-cell>
          <table:table-cell table:style-name="ce10" office:value-type="float" office:value="28654">
            <text:p>28,654</text:p>
          </table:table-cell>
          <table:table-cell table:style-name="ce12" table:formula="of:=SUM([.N55]/[.$C55])" office:value-type="percentage" office:value="0.0869612719762794">
            <text:p>8.70%</text:p>
          </table:table-cell>
          <table:table-cell table:style-name="ce10" table:formula="of:=SUM([.P46:.P54])" office:value-type="float" office:value="36536">
            <text:p>36,536</text:p>
          </table:table-cell>
          <table:table-cell table:style-name="ce10" office:value-type="float" office:value="25489">
            <text:p>25,489</text:p>
          </table:table-cell>
          <table:table-cell table:style-name="ce12" table:formula="of:=SUM([.Q55]/[.$C55])" office:value-type="percentage" office:value="0.0773558966079216">
            <text:p>7.74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Aberdeen Central</text:p>
          </table:table-cell>
          <table:table-cell table:style-name="ce7" table:formula="of:=CONCATENATE(IF(MAX([.$D57];[.$G57];[.$J57];[.$M57];[.$P57])=[.D57];&quot;SNP&quot;;&quot;&quot;);IF(MAX([.$D57];[.$G57];[.$J57];[.$M57];[.$P57])=[.G57];&quot;Conservative&quot;;&quot;&quot;);IF(MAX([.$D57];[.$G57];[.$J57];[.$M57];[.$P57])=[.J57];&quot;Labour&quot;;&quot;&quot;);IF(MAX([.$D57];[.$G57];[.$J57];[.$M57];[.$P57])=[.M57];&quot;Scottish Greens&quot;;&quot;&quot;);IF(MAX([.$D57];[.$G57];[.$J57];[.$M57];[.$P57])=[.P5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4217">
            <text:p>14,217</text:p>
          </table:table-cell>
          <table:table-cell table:style-name="ce9" table:number-columns-repeated="2"/>
          <table:table-cell table:style-name="ce9" office:value-type="float" office:value="7623">
            <text:p>7,623</text:p>
          </table:table-cell>
          <table:table-cell table:style-name="ce9" table:number-columns-repeated="2"/>
          <table:table-cell table:style-name="ce9" office:value-type="float" office:value="6294">
            <text:p>6,294</text:p>
          </table:table-cell>
          <table:table-cell table:style-name="ce9" table:number-columns-repeated="2"/>
          <table:table-cell table:style-name="ce9" office:value-type="float" office:value="2087">
            <text:p>2,087</text:p>
          </table:table-cell>
          <table:table-cell table:style-name="ce9" table:number-columns-repeated="2"/>
          <table:table-cell table:style-name="ce9" office:value-type="float" office:value="1417">
            <text:p>1,41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berdeen Donside</text:p>
          </table:table-cell>
          <table:table-cell table:style-name="ce7" table:formula="of:=CONCATENATE(IF(MAX([.$D58];[.$G58];[.$J58];[.$M58];[.$P58])=[.D58];&quot;SNP&quot;;&quot;&quot;);IF(MAX([.$D58];[.$G58];[.$J58];[.$M58];[.$P58])=[.G58];&quot;Conservative&quot;;&quot;&quot;);IF(MAX([.$D58];[.$G58];[.$J58];[.$M58];[.$P58])=[.J58];&quot;Labour&quot;;&quot;&quot;);IF(MAX([.$D58];[.$G58];[.$J58];[.$M58];[.$P58])=[.M58];&quot;Scottish Greens&quot;;&quot;&quot;);IF(MAX([.$D58];[.$G58];[.$J58];[.$M58];[.$P58])=[.P5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514">
            <text:p>18,514</text:p>
          </table:table-cell>
          <table:table-cell table:style-name="ce9" table:number-columns-repeated="2"/>
          <table:table-cell table:style-name="ce9" office:value-type="float" office:value="9488">
            <text:p>9,488</text:p>
          </table:table-cell>
          <table:table-cell table:style-name="ce9" table:number-columns-repeated="2"/>
          <table:table-cell table:style-name="ce9" office:value-type="float" office:value="5505">
            <text:p>5,50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162">
            <text:p>2,16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berdeen South and North Kincardine</text:p>
          </table:table-cell>
          <table:table-cell table:style-name="ce7" table:formula="of:=CONCATENATE(IF(MAX([.$D59];[.$G59];[.$J59];[.$M59];[.$P59])=[.D59];&quot;SNP&quot;;&quot;&quot;);IF(MAX([.$D59];[.$G59];[.$J59];[.$M59];[.$P59])=[.G59];&quot;Conservative&quot;;&quot;&quot;);IF(MAX([.$D59];[.$G59];[.$J59];[.$M59];[.$P59])=[.J59];&quot;Labour&quot;;&quot;&quot;);IF(MAX([.$D59];[.$G59];[.$J59];[.$M59];[.$P59])=[.M59];&quot;Scottish Greens&quot;;&quot;&quot;);IF(MAX([.$D59];[.$G59];[.$J59];[.$M59];[.$P59])=[.P5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6500">
            <text:p>16,500</text:p>
          </table:table-cell>
          <table:table-cell table:style-name="ce9" table:number-columns-repeated="2"/>
          <table:table-cell table:style-name="ce9" office:value-type="float" office:value="14829">
            <text:p>14,829</text:p>
          </table:table-cell>
          <table:table-cell table:style-name="ce9" table:number-columns-repeated="2"/>
          <table:table-cell table:style-name="ce9" office:value-type="float" office:value="4505">
            <text:p>4,50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889">
            <text:p>2,889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berdeenshire East</text:p>
          </table:table-cell>
          <table:table-cell table:style-name="ce7" table:formula="of:=CONCATENATE(IF(MAX([.$D60];[.$G60];[.$J60];[.$M60];[.$P60])=[.D60];&quot;SNP&quot;;&quot;&quot;);IF(MAX([.$D60];[.$G60];[.$J60];[.$M60];[.$P60])=[.G60];&quot;Conservative&quot;;&quot;&quot;);IF(MAX([.$D60];[.$G60];[.$J60];[.$M60];[.$P60])=[.J60];&quot;Labour&quot;;&quot;&quot;);IF(MAX([.$D60];[.$G60];[.$J60];[.$M60];[.$P60])=[.M60];&quot;Scottish Greens&quot;;&quot;&quot;);IF(MAX([.$D60];[.$G60];[.$J60];[.$M60];[.$P60])=[.P6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307">
            <text:p>18,307</text:p>
          </table:table-cell>
          <table:table-cell table:style-name="ce9" table:number-columns-repeated="2"/>
          <table:table-cell table:style-name="ce9" office:value-type="float" office:value="16418">
            <text:p>16,418</text:p>
          </table:table-cell>
          <table:table-cell table:style-name="ce9" table:number-columns-repeated="2"/>
          <table:table-cell table:style-name="ce9" office:value-type="float" office:value="2900">
            <text:p>2,90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3396">
            <text:p>3,39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berdeenshire West</text:p>
          </table:table-cell>
          <table:table-cell table:style-name="ce7" table:formula="of:=CONCATENATE(IF(MAX([.$D61];[.$G61];[.$J61];[.$M61];[.$P61])=[.D61];&quot;SNP&quot;;&quot;&quot;);IF(MAX([.$D61];[.$G61];[.$J61];[.$M61];[.$P61])=[.G61];&quot;Conservative&quot;;&quot;&quot;);IF(MAX([.$D61];[.$G61];[.$J61];[.$M61];[.$P61])=[.J61];&quot;Labour&quot;;&quot;&quot;);IF(MAX([.$D61];[.$G61];[.$J61];[.$M61];[.$P61])=[.M61];&quot;Scottish Greens&quot;;&quot;&quot;);IF(MAX([.$D61];[.$G61];[.$J61];[.$M61];[.$P61])=[.P61];&quot;Liberal Democrats&quot;;&quot;&quot;))" office:value-type="string" office:string-value="Conservative">
            <text:p>Conservative</text:p>
          </table:table-cell>
          <table:table-cell table:style-name="ce7"/>
          <table:table-cell table:style-name="ce9" office:value-type="float" office:value="16319">
            <text:p>16,319</text:p>
          </table:table-cell>
          <table:table-cell table:style-name="ce9" table:number-columns-repeated="2"/>
          <table:table-cell table:style-name="ce9" office:value-type="float" office:value="19709">
            <text:p>19,709</text:p>
          </table:table-cell>
          <table:table-cell table:style-name="ce9" table:number-columns-repeated="2"/>
          <table:table-cell table:style-name="ce9" office:value-type="float" office:value="2382">
            <text:p>2,382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3363">
            <text:p>3,36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ngus North and Mearns</text:p>
          </table:table-cell>
          <table:table-cell table:style-name="ce7" table:formula="of:=CONCATENATE(IF(MAX([.$D62];[.$G62];[.$J62];[.$M62];[.$P62])=[.D62];&quot;SNP&quot;;&quot;&quot;);IF(MAX([.$D62];[.$G62];[.$J62];[.$M62];[.$P62])=[.G62];&quot;Conservative&quot;;&quot;&quot;);IF(MAX([.$D62];[.$G62];[.$J62];[.$M62];[.$P62])=[.J62];&quot;Labour&quot;;&quot;&quot;);IF(MAX([.$D62];[.$G62];[.$J62];[.$M62];[.$P62])=[.M62];&quot;Scottish Greens&quot;;&quot;&quot;);IF(MAX([.$D62];[.$G62];[.$J62];[.$M62];[.$P62])=[.P6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144">
            <text:p>17,144</text:p>
          </table:table-cell>
          <table:table-cell table:style-name="ce9" table:number-columns-repeated="2"/>
          <table:table-cell table:style-name="ce9" office:value-type="float" office:value="13635">
            <text:p>13,635</text:p>
          </table:table-cell>
          <table:table-cell table:style-name="ce9" table:number-columns-repeated="2"/>
          <table:table-cell table:style-name="ce9" office:value-type="float" office:value="2686">
            <text:p>2,68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804">
            <text:p>1,80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Angus South</text:p>
          </table:table-cell>
          <table:table-cell table:style-name="ce7" table:formula="of:=CONCATENATE(IF(MAX([.$D63];[.$G63];[.$J63];[.$M63];[.$P63])=[.D63];&quot;SNP&quot;;&quot;&quot;);IF(MAX([.$D63];[.$G63];[.$J63];[.$M63];[.$P63])=[.G63];&quot;Conservative&quot;;&quot;&quot;);IF(MAX([.$D63];[.$G63];[.$J63];[.$M63];[.$P63])=[.J63];&quot;Labour&quot;;&quot;&quot;);IF(MAX([.$D63];[.$G63];[.$J63];[.$M63];[.$P63])=[.M63];&quot;Scottish Greens&quot;;&quot;&quot;);IF(MAX([.$D63];[.$G63];[.$J63];[.$M63];[.$P63])=[.P63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568">
            <text:p>19,568</text:p>
          </table:table-cell>
          <table:table-cell table:style-name="ce9" table:number-columns-repeated="2"/>
          <table:table-cell table:style-name="ce9" office:value-type="float" office:value="13451">
            <text:p>13,451</text:p>
          </table:table-cell>
          <table:table-cell table:style-name="ce9" table:number-columns-repeated="2"/>
          <table:table-cell table:style-name="ce9" office:value-type="float" office:value="3625">
            <text:p>3,62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964">
            <text:p>1,96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Banffshire and Buchan Coast</text:p>
          </table:table-cell>
          <table:table-cell table:style-name="ce7" table:formula="of:=CONCATENATE(IF(MAX([.$D64];[.$G64];[.$J64];[.$M64];[.$P64])=[.D64];&quot;SNP&quot;;&quot;&quot;);IF(MAX([.$D64];[.$G64];[.$J64];[.$M64];[.$P64])=[.G64];&quot;Conservative&quot;;&quot;&quot;);IF(MAX([.$D64];[.$G64];[.$J64];[.$M64];[.$P64])=[.J64];&quot;Labour&quot;;&quot;&quot;);IF(MAX([.$D64];[.$G64];[.$J64];[.$M64];[.$P64])=[.M64];&quot;Scottish Greens&quot;;&quot;&quot;);IF(MAX([.$D64];[.$G64];[.$J64];[.$M64];[.$P64])=[.P64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4920">
            <text:p>14,920</text:p>
          </table:table-cell>
          <table:table-cell table:style-name="ce9" table:number-columns-repeated="2"/>
          <table:table-cell table:style-name="ce9" office:value-type="float" office:value="14148">
            <text:p>14,148</text:p>
          </table:table-cell>
          <table:table-cell table:style-name="ce9" table:number-columns-repeated="2"/>
          <table:table-cell table:style-name="ce9" office:value-type="float" office:value="2169">
            <text:p>2,16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71">
            <text:p>1,07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undee City East</text:p>
          </table:table-cell>
          <table:table-cell table:style-name="ce7" table:formula="of:=CONCATENATE(IF(MAX([.$D65];[.$G65];[.$J65];[.$M65];[.$P65])=[.D65];&quot;SNP&quot;;&quot;&quot;);IF(MAX([.$D65];[.$G65];[.$J65];[.$M65];[.$P65])=[.G65];&quot;Conservative&quot;;&quot;&quot;);IF(MAX([.$D65];[.$G65];[.$J65];[.$M65];[.$P65])=[.J65];&quot;Labour&quot;;&quot;&quot;);IF(MAX([.$D65];[.$G65];[.$J65];[.$M65];[.$P65])=[.M65];&quot;Scottish Greens&quot;;&quot;&quot;);IF(MAX([.$D65];[.$G65];[.$J65];[.$M65];[.$P65])=[.P6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230">
            <text:p>19,230</text:p>
          </table:table-cell>
          <table:table-cell table:style-name="ce9" table:number-columns-repeated="2"/>
          <table:table-cell table:style-name="ce9" office:value-type="float" office:value="5630">
            <text:p>5,630</text:p>
          </table:table-cell>
          <table:table-cell table:style-name="ce9" table:number-columns-repeated="2"/>
          <table:table-cell table:style-name="ce9" office:value-type="float" office:value="5893">
            <text:p>5,89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431">
            <text:p>1,43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undee City West</text:p>
          </table:table-cell>
          <table:table-cell table:style-name="ce7" table:formula="of:=CONCATENATE(IF(MAX([.$D66];[.$G66];[.$J66];[.$M66];[.$P66])=[.D66];&quot;SNP&quot;;&quot;&quot;);IF(MAX([.$D66];[.$G66];[.$J66];[.$M66];[.$P66])=[.G66];&quot;Conservative&quot;;&quot;&quot;);IF(MAX([.$D66];[.$G66];[.$J66];[.$M66];[.$P66])=[.J66];&quot;Labour&quot;;&quot;&quot;);IF(MAX([.$D66];[.$G66];[.$J66];[.$M66];[.$P66])=[.M66];&quot;Scottish Greens&quot;;&quot;&quot;);IF(MAX([.$D66];[.$G66];[.$J66];[.$M66];[.$P66])=[.P6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818">
            <text:p>19,818</text:p>
          </table:table-cell>
          <table:table-cell table:style-name="ce9" table:number-columns-repeated="2"/>
          <table:table-cell table:style-name="ce9" office:value-type="float" office:value="3327">
            <text:p>3,327</text:p>
          </table:table-cell>
          <table:table-cell table:style-name="ce9" table:number-columns-repeated="2"/>
          <table:table-cell table:style-name="ce9" office:value-type="float" office:value="6899">
            <text:p>6,89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269">
            <text:p>1,269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North East Scotland</text:p>
          </table:table-cell>
          <table:table-cell table:style-name="ce5"/>
          <table:table-cell table:style-name="ce6" table:formula="of:=SUM([.E67]+[.H67]+[.K67]+[.N67]+[.Q67])" office:value-type="float" office:value="340313">
            <text:p>340,313</text:p>
          </table:table-cell>
          <table:table-cell table:style-name="ce10" table:formula="of:=SUM([.D57:.D66])" office:value-type="float" office:value="174537">
            <text:p>174,537</text:p>
          </table:table-cell>
          <table:table-cell table:style-name="ce10" office:value-type="float" office:value="147910">
            <text:p>147,910</text:p>
          </table:table-cell>
          <table:table-cell table:style-name="ce12" table:formula="of:=SUM([.E67]/[.$C67])" office:value-type="percentage" office:value="0.434629297147038">
            <text:p>43.46%</text:p>
          </table:table-cell>
          <table:table-cell table:style-name="ce10" table:formula="of:=SUM([.G57:.G66])" office:value-type="float" office:value="118258">
            <text:p>118,258</text:p>
          </table:table-cell>
          <table:table-cell table:style-name="ce10" office:value-type="float" office:value="110555">
            <text:p>110,555</text:p>
          </table:table-cell>
          <table:table-cell table:style-name="ce12" table:formula="of:=SUM([.H67]/[.$C67])" office:value-type="percentage" office:value="0.324862699926244">
            <text:p>32.49%</text:p>
          </table:table-cell>
          <table:table-cell table:style-name="ce10" table:formula="of:=SUM([.J57:.J66])" office:value-type="float" office:value="42858">
            <text:p>42,858</text:p>
          </table:table-cell>
          <table:table-cell table:style-name="ce10" office:value-type="float" office:value="41062">
            <text:p>41,062</text:p>
          </table:table-cell>
          <table:table-cell table:style-name="ce12" table:formula="of:=SUM([.K67]/[.$C67])" office:value-type="percentage" office:value="0.120659510509443">
            <text:p>12.07%</text:p>
          </table:table-cell>
          <table:table-cell table:style-name="ce10" table:formula="of:=SUM([.M57:.M66])" office:value-type="float" office:value="2087">
            <text:p>2,087</text:p>
          </table:table-cell>
          <table:table-cell table:style-name="ce10" office:value-type="float" office:value="22735">
            <text:p>22,735</text:p>
          </table:table-cell>
          <table:table-cell table:style-name="ce12" table:formula="of:=SUM([.N67]/[.$C67])" office:value-type="percentage" office:value="0.0668061461066724">
            <text:p>6.68%</text:p>
          </table:table-cell>
          <table:table-cell table:style-name="ce10" table:formula="of:=SUM([.P57:.P66])" office:value-type="float" office:value="20766">
            <text:p>20,766</text:p>
          </table:table-cell>
          <table:table-cell table:style-name="ce10" office:value-type="float" office:value="18051">
            <text:p>18,051</text:p>
          </table:table-cell>
          <table:table-cell table:style-name="ce12" table:formula="of:=SUM([.Q67]/[.$C67])" office:value-type="percentage" office:value="0.0530423463106023">
            <text:p>5.30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Ayr</text:p>
          </table:table-cell>
          <table:table-cell table:style-name="ce7" table:formula="of:=CONCATENATE(IF(MAX([.$D69];[.$G69];[.$J69];[.$M69];[.$P69])=[.D69];&quot;SNP&quot;;&quot;&quot;);IF(MAX([.$D69];[.$G69];[.$J69];[.$M69];[.$P69])=[.G69];&quot;Conservative&quot;;&quot;&quot;);IF(MAX([.$D69];[.$G69];[.$J69];[.$M69];[.$P69])=[.J69];&quot;Labour&quot;;&quot;&quot;);IF(MAX([.$D69];[.$G69];[.$J69];[.$M69];[.$P69])=[.M69];&quot;Scottish Greens&quot;;&quot;&quot;);IF(MAX([.$D69];[.$G69];[.$J69];[.$M69];[.$P69])=[.P6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881">
            <text:p>18,881</text:p>
          </table:table-cell>
          <table:table-cell table:style-name="ce9" table:number-columns-repeated="2"/>
          <table:table-cell table:style-name="ce9" office:value-type="float" office:value="18711">
            <text:p>18,711</text:p>
          </table:table-cell>
          <table:table-cell table:style-name="ce9" table:number-columns-repeated="2"/>
          <table:table-cell table:style-name="ce9" office:value-type="float" office:value="4766">
            <text:p>4,76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808">
            <text:p>80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arrick, Cumnock and Doon Valley</text:p>
          </table:table-cell>
          <table:table-cell table:style-name="ce7" table:formula="of:=CONCATENATE(IF(MAX([.$D70];[.$G70];[.$J70];[.$M70];[.$P70])=[.D70];&quot;SNP&quot;;&quot;&quot;);IF(MAX([.$D70];[.$G70];[.$J70];[.$M70];[.$P70])=[.G70];&quot;Conservative&quot;;&quot;&quot;);IF(MAX([.$D70];[.$G70];[.$J70];[.$M70];[.$P70])=[.J70];&quot;Labour&quot;;&quot;&quot;);IF(MAX([.$D70];[.$G70];[.$J70];[.$M70];[.$P70])=[.M70];&quot;Scottish Greens&quot;;&quot;&quot;);IF(MAX([.$D70];[.$G70];[.$J70];[.$M70];[.$P70])=[.P7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5240">
            <text:p>15,240</text:p>
          </table:table-cell>
          <table:table-cell table:style-name="ce9" table:number-columns-repeated="2"/>
          <table:table-cell table:style-name="ce9" office:value-type="float" office:value="10903">
            <text:p>10,903</text:p>
          </table:table-cell>
          <table:table-cell table:style-name="ce9" table:number-columns-repeated="2"/>
          <table:table-cell table:style-name="ce9" office:value-type="float" office:value="8604">
            <text:p>8,604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875">
            <text:p>87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lydesdale</text:p>
          </table:table-cell>
          <table:table-cell table:style-name="ce7" table:formula="of:=CONCATENATE(IF(MAX([.$D71];[.$G71];[.$J71];[.$M71];[.$P71])=[.D71];&quot;SNP&quot;;&quot;&quot;);IF(MAX([.$D71];[.$G71];[.$J71];[.$M71];[.$P71])=[.G71];&quot;Conservative&quot;;&quot;&quot;);IF(MAX([.$D71];[.$G71];[.$J71];[.$M71];[.$P71])=[.J71];&quot;Labour&quot;;&quot;&quot;);IF(MAX([.$D71];[.$G71];[.$J71];[.$M71];[.$P71])=[.M71];&quot;Scottish Greens&quot;;&quot;&quot;);IF(MAX([.$D71];[.$G71];[.$J71];[.$M71];[.$P71])=[.P71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596">
            <text:p>17,596</text:p>
          </table:table-cell>
          <table:table-cell table:style-name="ce9" table:number-columns-repeated="2"/>
          <table:table-cell table:style-name="ce9" office:value-type="float" office:value="13018">
            <text:p>13,018</text:p>
          </table:table-cell>
          <table:table-cell table:style-name="ce9" table:number-columns-repeated="2"/>
          <table:table-cell table:style-name="ce9" office:value-type="float" office:value="8960">
            <text:p>8,96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144">
            <text:p>1,14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umfriesshire</text:p>
          </table:table-cell>
          <table:table-cell table:style-name="ce7" table:formula="of:=CONCATENATE(IF(MAX([.$D72];[.$G72];[.$J72];[.$M72];[.$P72])=[.D72];&quot;SNP&quot;;&quot;&quot;);IF(MAX([.$D72];[.$G72];[.$J72];[.$M72];[.$P72])=[.G72];&quot;Conservative&quot;;&quot;&quot;);IF(MAX([.$D72];[.$G72];[.$J72];[.$M72];[.$P72])=[.J72];&quot;Labour&quot;;&quot;&quot;);IF(MAX([.$D72];[.$G72];[.$J72];[.$M72];[.$P72])=[.M72];&quot;Scottish Greens&quot;;&quot;&quot;);IF(MAX([.$D72];[.$G72];[.$J72];[.$M72];[.$P72])=[.P72];&quot;Liberal Democrats&quot;;&quot;&quot;))" office:value-type="string" office:string-value="Conservative">
            <text:p>Conservative</text:p>
          </table:table-cell>
          <table:table-cell table:style-name="ce7"/>
          <table:table-cell table:style-name="ce9" office:value-type="float" office:value="15421">
            <text:p>15,421</text:p>
          </table:table-cell>
          <table:table-cell table:style-name="ce9" table:number-columns-repeated="2"/>
          <table:table-cell table:style-name="ce9" office:value-type="float" office:value="19487">
            <text:p>19,487</text:p>
          </table:table-cell>
          <table:table-cell table:style-name="ce9" table:number-columns-repeated="2"/>
          <table:table-cell table:style-name="ce9" office:value-type="float" office:value="4671">
            <text:p>4,671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314">
            <text:p>1,31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ast Lothian</text:p>
          </table:table-cell>
          <table:table-cell table:style-name="ce7" table:formula="of:=CONCATENATE(IF(MAX([.$D73];[.$G73];[.$J73];[.$M73];[.$P73])=[.D73];&quot;SNP&quot;;&quot;&quot;);IF(MAX([.$D73];[.$G73];[.$J73];[.$M73];[.$P73])=[.G73];&quot;Conservative&quot;;&quot;&quot;);IF(MAX([.$D73];[.$G73];[.$J73];[.$M73];[.$P73])=[.J73];&quot;Labour&quot;;&quot;&quot;);IF(MAX([.$D73];[.$G73];[.$J73];[.$M73];[.$P73])=[.M73];&quot;Scottish Greens&quot;;&quot;&quot;);IF(MAX([.$D73];[.$G73];[.$J73];[.$M73];[.$P73])=[.P73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968">
            <text:p>17,968</text:p>
          </table:table-cell>
          <table:table-cell table:style-name="ce9" table:number-columns-repeated="2"/>
          <table:table-cell table:style-name="ce9" office:value-type="float" office:value="9470">
            <text:p>9,470</text:p>
          </table:table-cell>
          <table:table-cell table:style-name="ce9" table:number-columns-repeated="2"/>
          <table:table-cell table:style-name="ce9" office:value-type="float" office:value="16789">
            <text:p>16,78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556">
            <text:p>1,55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ttrick, Roxburgh and Berwickshire</text:p>
          </table:table-cell>
          <table:table-cell table:style-name="ce7" table:formula="of:=CONCATENATE(IF(MAX([.$D74];[.$G74];[.$J74];[.$M74];[.$P74])=[.D74];&quot;SNP&quot;;&quot;&quot;);IF(MAX([.$D74];[.$G74];[.$J74];[.$M74];[.$P74])=[.G74];&quot;Conservative&quot;;&quot;&quot;);IF(MAX([.$D74];[.$G74];[.$J74];[.$M74];[.$P74])=[.J74];&quot;Labour&quot;;&quot;&quot;);IF(MAX([.$D74];[.$G74];[.$J74];[.$M74];[.$P74])=[.M74];&quot;Scottish Greens&quot;;&quot;&quot;);IF(MAX([.$D74];[.$G74];[.$J74];[.$M74];[.$P74])=[.P74];&quot;Liberal Democrats&quot;;&quot;&quot;))" office:value-type="string" office:string-value="Conservative">
            <text:p>Conservative</text:p>
          </table:table-cell>
          <table:table-cell table:style-name="ce7"/>
          <table:table-cell table:style-name="ce9" office:value-type="float" office:value="11701">
            <text:p>11,701</text:p>
          </table:table-cell>
          <table:table-cell table:style-name="ce9" table:number-columns-repeated="2"/>
          <table:table-cell table:style-name="ce9" office:value-type="float" office:value="18564">
            <text:p>18,564</text:p>
          </table:table-cell>
          <table:table-cell table:style-name="ce9" table:number-columns-repeated="2"/>
          <table:table-cell table:style-name="ce9" office:value-type="float" office:value="2050">
            <text:p>2,050</text:p>
          </table:table-cell>
          <table:table-cell table:style-name="ce9" table:number-columns-repeated="2"/>
          <table:table-cell table:style-name="ce9" office:value-type="float" office:value="1084">
            <text:p>1,084</text:p>
          </table:table-cell>
          <table:table-cell table:style-name="ce9" table:number-columns-repeated="2"/>
          <table:table-cell table:style-name="ce9" office:value-type="float" office:value="2352">
            <text:p>2,352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alloway and West Dumfries</text:p>
          </table:table-cell>
          <table:table-cell table:style-name="ce7" table:formula="of:=CONCATENATE(IF(MAX([.$D75];[.$G75];[.$J75];[.$M75];[.$P75])=[.D75];&quot;SNP&quot;;&quot;&quot;);IF(MAX([.$D75];[.$G75];[.$J75];[.$M75];[.$P75])=[.G75];&quot;Conservative&quot;;&quot;&quot;);IF(MAX([.$D75];[.$G75];[.$J75];[.$M75];[.$P75])=[.J75];&quot;Labour&quot;;&quot;&quot;);IF(MAX([.$D75];[.$G75];[.$J75];[.$M75];[.$P75])=[.M75];&quot;Scottish Greens&quot;;&quot;&quot;);IF(MAX([.$D75];[.$G75];[.$J75];[.$M75];[.$P75])=[.P75];&quot;Liberal Democrats&quot;;&quot;&quot;))" office:value-type="string" office:string-value="Conservative">
            <text:p>Conservative</text:p>
          </table:table-cell>
          <table:table-cell table:style-name="ce7"/>
          <table:table-cell table:style-name="ce9" office:value-type="float" office:value="14851">
            <text:p>14,851</text:p>
          </table:table-cell>
          <table:table-cell table:style-name="ce9" table:number-columns-repeated="2"/>
          <table:table-cell table:style-name="ce9" office:value-type="float" office:value="17486">
            <text:p>17,486</text:p>
          </table:table-cell>
          <table:table-cell table:style-name="ce9" table:number-columns-repeated="2"/>
          <table:table-cell table:style-name="ce9" office:value-type="float" office:value="2932">
            <text:p>2,932</text:p>
          </table:table-cell>
          <table:table-cell table:style-name="ce9" table:number-columns-repeated="2"/>
          <table:table-cell table:style-name="ce9" office:value-type="float" office:value="970">
            <text:p>970</text:p>
          </table:table-cell>
          <table:table-cell table:style-name="ce9" table:number-columns-repeated="2"/>
          <table:table-cell table:style-name="ce9" office:value-type="float" office:value="948">
            <text:p>948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Kilmarnock and Irvine Valley</text:p>
          </table:table-cell>
          <table:table-cell table:style-name="ce7" table:formula="of:=CONCATENATE(IF(MAX([.$D76];[.$G76];[.$J76];[.$M76];[.$P76])=[.D76];&quot;SNP&quot;;&quot;&quot;);IF(MAX([.$D76];[.$G76];[.$J76];[.$M76];[.$P76])=[.G76];&quot;Conservative&quot;;&quot;&quot;);IF(MAX([.$D76];[.$G76];[.$J76];[.$M76];[.$P76])=[.J76];&quot;Labour&quot;;&quot;&quot;);IF(MAX([.$D76];[.$G76];[.$J76];[.$M76];[.$P76])=[.M76];&quot;Scottish Greens&quot;;&quot;&quot;);IF(MAX([.$D76];[.$G76];[.$J76];[.$M76];[.$P76])=[.P7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418">
            <text:p>21,418</text:p>
          </table:table-cell>
          <table:table-cell table:style-name="ce9" table:number-columns-repeated="2"/>
          <table:table-cell table:style-name="ce9" office:value-type="float" office:value="8295">
            <text:p>8,295</text:p>
          </table:table-cell>
          <table:table-cell table:style-name="ce9" table:number-columns-repeated="2"/>
          <table:table-cell table:style-name="ce9" office:value-type="float" office:value="9737">
            <text:p>9,737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919">
            <text:p>919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Midlothian South, Tweeddale and Lauderdale</text:p>
          </table:table-cell>
          <table:table-cell table:style-name="ce7" table:formula="of:=CONCATENATE(IF(MAX([.$D77];[.$G77];[.$J77];[.$M77];[.$P77])=[.D77];&quot;SNP&quot;;&quot;&quot;);IF(MAX([.$D77];[.$G77];[.$J77];[.$M77];[.$P77])=[.G77];&quot;Conservative&quot;;&quot;&quot;);IF(MAX([.$D77];[.$G77];[.$J77];[.$M77];[.$P77])=[.J77];&quot;Labour&quot;;&quot;&quot;);IF(MAX([.$D77];[.$G77];[.$J77];[.$M77];[.$P77])=[.M77];&quot;Scottish Greens&quot;;&quot;&quot;);IF(MAX([.$D77];[.$G77];[.$J77];[.$M77];[.$P77])=[.P7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807">
            <text:p>19,807</text:p>
          </table:table-cell>
          <table:table-cell table:style-name="ce9" table:number-columns-repeated="2"/>
          <table:table-cell table:style-name="ce9" office:value-type="float" office:value="12981">
            <text:p>12,981</text:p>
          </table:table-cell>
          <table:table-cell table:style-name="ce9" table:number-columns-repeated="2"/>
          <table:table-cell table:style-name="ce9" office:value-type="float" office:value="5410">
            <text:p>5,410</text:p>
          </table:table-cell>
          <table:table-cell table:style-name="ce9" table:number-columns-repeated="2"/>
          <table:table-cell table:style-name="ce9" office:value-type="float" office:value="2154">
            <text:p>2,154</text:p>
          </table:table-cell>
          <table:table-cell table:style-name="ce9" table:number-columns-repeated="2"/>
          <table:table-cell table:style-name="ce9" office:value-type="float" office:value="2615">
            <text:p>2,61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South Scotland</text:p>
          </table:table-cell>
          <table:table-cell table:style-name="ce5"/>
          <table:table-cell table:style-name="ce6" table:formula="of:=SUM([.E78]+[.H78]+[.K78]+[.N78]+[.Q78])" office:value-type="float" office:value="347093">
            <text:p>347,093</text:p>
          </table:table-cell>
          <table:table-cell table:style-name="ce10" table:formula="of:=SUM([.D69:.D77])" office:value-type="float" office:value="152883">
            <text:p>152,883</text:p>
          </table:table-cell>
          <table:table-cell table:style-name="ce10" office:value-type="float" office:value="136741">
            <text:p>136,741</text:p>
          </table:table-cell>
          <table:table-cell table:style-name="ce12" table:formula="of:=SUM([.E78]/[.$C78])" office:value-type="percentage" office:value="0.393960696412777">
            <text:p>39.40%</text:p>
          </table:table-cell>
          <table:table-cell table:style-name="ce10" table:formula="of:=SUM([.G69:.G77])" office:value-type="float" office:value="128915">
            <text:p>128,915</text:p>
          </table:table-cell>
          <table:table-cell table:style-name="ce10" office:value-type="float" office:value="121730">
            <text:p>121,730</text:p>
          </table:table-cell>
          <table:table-cell table:style-name="ce12" table:formula="of:=SUM([.H78]/[.$C78])" office:value-type="percentage" office:value="0.350712921320799">
            <text:p>35.07%</text:p>
          </table:table-cell>
          <table:table-cell table:style-name="ce10" table:formula="of:=SUM([.J69:.J77])" office:value-type="float" office:value="63919">
            <text:p>63,919</text:p>
          </table:table-cell>
          <table:table-cell table:style-name="ce10" office:value-type="float" office:value="57236">
            <text:p>57,236</text:p>
          </table:table-cell>
          <table:table-cell table:style-name="ce12" table:formula="of:=SUM([.K78]/[.$C78])" office:value-type="percentage" office:value="0.16490104957461">
            <text:p>16.49%</text:p>
          </table:table-cell>
          <table:table-cell table:style-name="ce10" table:formula="of:=SUM([.M69:.M77])" office:value-type="float" office:value="4208">
            <text:p>4,208</text:p>
          </table:table-cell>
          <table:table-cell table:style-name="ce10" office:value-type="float" office:value="18964">
            <text:p>18,964</text:p>
          </table:table-cell>
          <table:table-cell table:style-name="ce12" table:formula="of:=SUM([.N78]/[.$C78])" office:value-type="percentage" office:value="0.0546366535769952">
            <text:p>5.46%</text:p>
          </table:table-cell>
          <table:table-cell table:style-name="ce10" table:formula="of:=SUM([.P69:.P77])" office:value-type="float" office:value="12531">
            <text:p>12,531</text:p>
          </table:table-cell>
          <table:table-cell table:style-name="ce10" office:value-type="float" office:value="12422">
            <text:p>12,422</text:p>
          </table:table-cell>
          <table:table-cell table:style-name="ce12" table:formula="of:=SUM([.Q78]/[.$C78])" office:value-type="percentage" office:value="0.0357886791148194">
            <text:p>3.58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2" office:value-type="string">
            <text:p>Clydebank and Milngavie</text:p>
          </table:table-cell>
          <table:table-cell table:style-name="ce7" table:formula="of:=CONCATENATE(IF(MAX([.$D80];[.$G80];[.$J80];[.$M80];[.$P80])=[.D80];&quot;SNP&quot;;&quot;&quot;);IF(MAX([.$D80];[.$G80];[.$J80];[.$M80];[.$P80])=[.G80];&quot;Conservative&quot;;&quot;&quot;);IF(MAX([.$D80];[.$G80];[.$J80];[.$M80];[.$P80])=[.J80];&quot;Labour&quot;;&quot;&quot;);IF(MAX([.$D80];[.$G80];[.$J80];[.$M80];[.$P80])=[.M80];&quot;Scottish Greens&quot;;&quot;&quot;);IF(MAX([.$D80];[.$G80];[.$J80];[.$M80];[.$P80])=[.P80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787">
            <text:p>17,787</text:p>
          </table:table-cell>
          <table:table-cell table:style-name="ce9" table:number-columns-repeated="2"/>
          <table:table-cell table:style-name="ce9" office:value-type="float" office:value="4153">
            <text:p>4,153</text:p>
          </table:table-cell>
          <table:table-cell table:style-name="ce9" table:number-columns-repeated="2"/>
          <table:table-cell table:style-name="ce9" office:value-type="float" office:value="12513">
            <text:p>12,513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987">
            <text:p>2,98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unninghame North</text:p>
          </table:table-cell>
          <table:table-cell table:style-name="ce7" table:formula="of:=CONCATENATE(IF(MAX([.$D81];[.$G81];[.$J81];[.$M81];[.$P81])=[.D81];&quot;SNP&quot;;&quot;&quot;);IF(MAX([.$D81];[.$G81];[.$J81];[.$M81];[.$P81])=[.G81];&quot;Conservative&quot;;&quot;&quot;);IF(MAX([.$D81];[.$G81];[.$J81];[.$M81];[.$P81])=[.J81];&quot;Labour&quot;;&quot;&quot;);IF(MAX([.$D81];[.$G81];[.$J81];[.$M81];[.$P81])=[.M81];&quot;Scottish Greens&quot;;&quot;&quot;);IF(MAX([.$D81];[.$G81];[.$J81];[.$M81];[.$P81])=[.P81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8227">
            <text:p>18,227</text:p>
          </table:table-cell>
          <table:table-cell table:style-name="ce9" table:number-columns-repeated="2"/>
          <table:table-cell table:style-name="ce9" office:value-type="float" office:value="10451">
            <text:p>10,451</text:p>
          </table:table-cell>
          <table:table-cell table:style-name="ce9" table:number-columns-repeated="2"/>
          <table:table-cell table:style-name="ce9" office:value-type="float" office:value="7536">
            <text:p>7,53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967">
            <text:p>967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Cunninghame South</text:p>
          </table:table-cell>
          <table:table-cell table:style-name="ce7" table:formula="of:=CONCATENATE(IF(MAX([.$D82];[.$G82];[.$J82];[.$M82];[.$P82])=[.D82];&quot;SNP&quot;;&quot;&quot;);IF(MAX([.$D82];[.$G82];[.$J82];[.$M82];[.$P82])=[.G82];&quot;Conservative&quot;;&quot;&quot;);IF(MAX([.$D82];[.$G82];[.$J82];[.$M82];[.$P82])=[.J82];&quot;Labour&quot;;&quot;&quot;);IF(MAX([.$D82];[.$G82];[.$J82];[.$M82];[.$P82])=[.M82];&quot;Scottish Greens&quot;;&quot;&quot;);IF(MAX([.$D82];[.$G82];[.$J82];[.$M82];[.$P82])=[.P82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5208">
            <text:p>15,208</text:p>
          </table:table-cell>
          <table:table-cell table:style-name="ce9" table:number-columns-repeated="2"/>
          <table:table-cell table:style-name="ce9" office:value-type="float" office:value="6621">
            <text:p>6,621</text:p>
          </table:table-cell>
          <table:table-cell table:style-name="ce9" table:number-columns-repeated="2"/>
          <table:table-cell table:style-name="ce9" office:value-type="float" office:value="7256">
            <text:p>7,25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715">
            <text:p>71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Dumbarton</text:p>
          </table:table-cell>
          <table:table-cell table:style-name="ce7" table:formula="of:=CONCATENATE(IF(MAX([.$D83];[.$G83];[.$J83];[.$M83];[.$P83])=[.D83];&quot;SNP&quot;;&quot;&quot;);IF(MAX([.$D83];[.$G83];[.$J83];[.$M83];[.$P83])=[.G83];&quot;Conservative&quot;;&quot;&quot;);IF(MAX([.$D83];[.$G83];[.$J83];[.$M83];[.$P83])=[.J83];&quot;Labour&quot;;&quot;&quot;);IF(MAX([.$D83];[.$G83];[.$J83];[.$M83];[.$P83])=[.M83];&quot;Scottish Greens&quot;;&quot;&quot;);IF(MAX([.$D83];[.$G83];[.$J83];[.$M83];[.$P83])=[.P83];&quot;Liberal Democrats&quot;;&quot;&quot;))" office:value-type="string" office:string-value="Labour">
            <text:p>Labour</text:p>
          </table:table-cell>
          <table:table-cell table:style-name="ce7"/>
          <table:table-cell table:style-name="ce9" office:value-type="float" office:value="16342">
            <text:p>16,342</text:p>
          </table:table-cell>
          <table:table-cell table:style-name="ce9" table:number-columns-repeated="2"/>
          <table:table-cell table:style-name="ce9" office:value-type="float" office:value="3205">
            <text:p>3,205</text:p>
          </table:table-cell>
          <table:table-cell table:style-name="ce9" table:number-columns-repeated="2"/>
          <table:table-cell table:style-name="ce9" office:value-type="float" office:value="17825">
            <text:p>17,825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76">
            <text:p>67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Eastwood</text:p>
          </table:table-cell>
          <table:table-cell table:style-name="ce7" table:formula="of:=CONCATENATE(IF(MAX([.$D84];[.$G84];[.$J84];[.$M84];[.$P84])=[.D84];&quot;SNP&quot;;&quot;&quot;);IF(MAX([.$D84];[.$G84];[.$J84];[.$M84];[.$P84])=[.G84];&quot;Conservative&quot;;&quot;&quot;);IF(MAX([.$D84];[.$G84];[.$J84];[.$M84];[.$P84])=[.J84];&quot;Labour&quot;;&quot;&quot;);IF(MAX([.$D84];[.$G84];[.$J84];[.$M84];[.$P84])=[.M84];&quot;Scottish Greens&quot;;&quot;&quot;);IF(MAX([.$D84];[.$G84];[.$J84];[.$M84];[.$P84])=[.P84];&quot;Liberal Democrats&quot;;&quot;&quot;))" office:value-type="string" office:string-value="Conservative">
            <text:p>Conservative</text:p>
          </table:table-cell>
          <table:table-cell table:style-name="ce7"/>
          <table:table-cell table:style-name="ce9" office:value-type="float" office:value="15695">
            <text:p>15,695</text:p>
          </table:table-cell>
          <table:table-cell table:style-name="ce9" table:number-columns-repeated="2"/>
          <table:table-cell table:style-name="ce9" office:value-type="float" office:value="17911">
            <text:p>17,911</text:p>
          </table:table-cell>
          <table:table-cell table:style-name="ce9" table:number-columns-repeated="2"/>
          <table:table-cell table:style-name="ce9" office:value-type="float" office:value="6759">
            <text:p>6,75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911">
            <text:p>911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Greenock and Inverclyde</text:p>
          </table:table-cell>
          <table:table-cell table:style-name="ce7" table:formula="of:=CONCATENATE(IF(MAX([.$D85];[.$G85];[.$J85];[.$M85];[.$P85])=[.D85];&quot;SNP&quot;;&quot;&quot;);IF(MAX([.$D85];[.$G85];[.$J85];[.$M85];[.$P85])=[.G85];&quot;Conservative&quot;;&quot;&quot;);IF(MAX([.$D85];[.$G85];[.$J85];[.$M85];[.$P85])=[.J85];&quot;Labour&quot;;&quot;&quot;);IF(MAX([.$D85];[.$G85];[.$J85];[.$M85];[.$P85])=[.M85];&quot;Scottish Greens&quot;;&quot;&quot;);IF(MAX([.$D85];[.$G85];[.$J85];[.$M85];[.$P85])=[.P85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9713">
            <text:p>19,713</text:p>
          </table:table-cell>
          <table:table-cell table:style-name="ce9" table:number-columns-repeated="2"/>
          <table:table-cell table:style-name="ce9" office:value-type="float" office:value="3313">
            <text:p>3,313</text:p>
          </table:table-cell>
          <table:table-cell table:style-name="ce9" table:number-columns-repeated="2"/>
          <table:table-cell table:style-name="ce9" office:value-type="float" office:value="11539">
            <text:p>11,539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33">
            <text:p>1,03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Paisley</text:p>
          </table:table-cell>
          <table:table-cell table:style-name="ce7" table:formula="of:=CONCATENATE(IF(MAX([.$D86];[.$G86];[.$J86];[.$M86];[.$P86])=[.D86];&quot;SNP&quot;;&quot;&quot;);IF(MAX([.$D86];[.$G86];[.$J86];[.$M86];[.$P86])=[.G86];&quot;Conservative&quot;;&quot;&quot;);IF(MAX([.$D86];[.$G86];[.$J86];[.$M86];[.$P86])=[.J86];&quot;Labour&quot;;&quot;&quot;);IF(MAX([.$D86];[.$G86];[.$J86];[.$M86];[.$P86])=[.M86];&quot;Scottish Greens&quot;;&quot;&quot;);IF(MAX([.$D86];[.$G86];[.$J86];[.$M86];[.$P86])=[.P86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495">
            <text:p>17,495</text:p>
          </table:table-cell>
          <table:table-cell table:style-name="ce9" table:number-columns-repeated="2"/>
          <table:table-cell table:style-name="ce9" office:value-type="float" office:value="3342">
            <text:p>3,342</text:p>
          </table:table-cell>
          <table:table-cell table:style-name="ce9" table:number-columns-repeated="2"/>
          <table:table-cell table:style-name="ce9" office:value-type="float" office:value="11420">
            <text:p>11,420</text:p>
          </table:table-cell>
          <table:table-cell table:style-name="ce9" table:number-columns-repeated="2"/>
          <table:table-cell table:style-name="ce9" office:value-type="float" office:value="1584">
            <text:p>1,584</text:p>
          </table:table-cell>
          <table:table-cell table:style-name="ce9" table:number-columns-repeated="2"/>
          <table:table-cell table:style-name="ce9" office:value-type="float" office:value="1124">
            <text:p>1,124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Renfrewshire North and West</text:p>
          </table:table-cell>
          <table:table-cell table:style-name="ce7" table:formula="of:=CONCATENATE(IF(MAX([.$D87];[.$G87];[.$J87];[.$M87];[.$P87])=[.D87];&quot;SNP&quot;;&quot;&quot;);IF(MAX([.$D87];[.$G87];[.$J87];[.$M87];[.$P87])=[.G87];&quot;Conservative&quot;;&quot;&quot;);IF(MAX([.$D87];[.$G87];[.$J87];[.$M87];[.$P87])=[.J87];&quot;Labour&quot;;&quot;&quot;);IF(MAX([.$D87];[.$G87];[.$J87];[.$M87];[.$P87])=[.M87];&quot;Scottish Greens&quot;;&quot;&quot;);IF(MAX([.$D87];[.$G87];[.$J87];[.$M87];[.$P87])=[.P87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704">
            <text:p>17,704</text:p>
          </table:table-cell>
          <table:table-cell table:style-name="ce9" table:number-columns-repeated="2"/>
          <table:table-cell table:style-name="ce9" office:value-type="float" office:value="8734">
            <text:p>8,734</text:p>
          </table:table-cell>
          <table:table-cell table:style-name="ce9" table:number-columns-repeated="2"/>
          <table:table-cell table:style-name="ce9" office:value-type="float" office:value="10397">
            <text:p>10,397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933">
            <text:p>933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Renfrewshire South</text:p>
          </table:table-cell>
          <table:table-cell table:style-name="ce7" table:formula="of:=CONCATENATE(IF(MAX([.$D88];[.$G88];[.$J88];[.$M88];[.$P88])=[.D88];&quot;SNP&quot;;&quot;&quot;);IF(MAX([.$D88];[.$G88];[.$J88];[.$M88];[.$P88])=[.G88];&quot;Conservative&quot;;&quot;&quot;);IF(MAX([.$D88];[.$G88];[.$J88];[.$M88];[.$P88])=[.J88];&quot;Labour&quot;;&quot;&quot;);IF(MAX([.$D88];[.$G88];[.$J88];[.$M88];[.$P88])=[.M88];&quot;Scottish Greens&quot;;&quot;&quot;);IF(MAX([.$D88];[.$G88];[.$J88];[.$M88];[.$P88])=[.P88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17532">
            <text:p>17,532</text:p>
          </table:table-cell>
          <table:table-cell table:style-name="ce9" table:number-columns-repeated="2"/>
          <table:table-cell table:style-name="ce9" office:value-type="float" office:value="5149">
            <text:p>5,149</text:p>
          </table:table-cell>
          <table:table-cell table:style-name="ce9" table:number-columns-repeated="2"/>
          <table:table-cell table:style-name="ce9" office:value-type="float" office:value="10426">
            <text:p>10,426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826">
            <text:p>826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>
            <text:p>Strathkelvin and Bearsden</text:p>
          </table:table-cell>
          <table:table-cell table:style-name="ce7" table:formula="of:=CONCATENATE(IF(MAX([.$D89];[.$G89];[.$J89];[.$M89];[.$P89])=[.D89];&quot;SNP&quot;;&quot;&quot;);IF(MAX([.$D89];[.$G89];[.$J89];[.$M89];[.$P89])=[.G89];&quot;Conservative&quot;;&quot;&quot;);IF(MAX([.$D89];[.$G89];[.$J89];[.$M89];[.$P89])=[.J89];&quot;Labour&quot;;&quot;&quot;);IF(MAX([.$D89];[.$G89];[.$J89];[.$M89];[.$P89])=[.M89];&quot;Scottish Greens&quot;;&quot;&quot;);IF(MAX([.$D89];[.$G89];[.$J89];[.$M89];[.$P89])=[.P89];&quot;Liberal Democrats&quot;;&quot;&quot;))" office:value-type="string" office:string-value="SNP">
            <text:p>SNP</text:p>
          </table:table-cell>
          <table:table-cell table:style-name="ce7"/>
          <table:table-cell table:style-name="ce9" office:value-type="float" office:value="21064">
            <text:p>21,064</text:p>
          </table:table-cell>
          <table:table-cell table:style-name="ce9" table:number-columns-repeated="2"/>
          <table:table-cell table:style-name="ce9" office:value-type="float" office:value="9580">
            <text:p>9,580</text:p>
          </table:table-cell>
          <table:table-cell table:style-name="ce9" table:number-columns-repeated="2"/>
          <table:table-cell table:style-name="ce9" office:value-type="float" office:value="8510">
            <text:p>8,510</text:p>
          </table:table-cell>
          <table:table-cell table:style-name="ce9" table:number-columns-repeated="2"/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6675">
            <text:p>6,675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>
            <text:p>West Scotland</text:p>
          </table:table-cell>
          <table:table-cell table:style-name="ce5"/>
          <table:table-cell table:style-name="ce6" table:formula="of:=SUM([.E90]+[.H90]+[.K90]+[.N90]+[.Q90])" office:value-type="float" office:value="359295">
            <text:p>359,295</text:p>
          </table:table-cell>
          <table:table-cell table:style-name="ce10" table:formula="of:=SUM([.D80:.D89])" office:value-type="float" office:value="176767">
            <text:p>176,767</text:p>
          </table:table-cell>
          <table:table-cell table:style-name="ce10" office:value-type="float" office:value="152671">
            <text:p>152,671</text:p>
          </table:table-cell>
          <table:table-cell table:style-name="ce12" table:formula="of:=SUM([.E90]/[.$C90])" office:value-type="percentage" office:value="0.424918242669673">
            <text:p>42.49%</text:p>
          </table:table-cell>
          <table:table-cell table:style-name="ce10" table:formula="of:=SUM([.G80:.G89])" office:value-type="float" office:value="72459">
            <text:p>72,459</text:p>
          </table:table-cell>
          <table:table-cell table:style-name="ce10" office:value-type="float" office:value="82640">
            <text:p>82,640</text:p>
          </table:table-cell>
          <table:table-cell table:style-name="ce12" table:formula="of:=SUM([.H90]/[.$C90])" office:value-type="percentage" office:value="0.230005983940773">
            <text:p>23.00%</text:p>
          </table:table-cell>
          <table:table-cell table:style-name="ce10" table:formula="of:=SUM([.J80:.J89])" office:value-type="float" office:value="104181">
            <text:p>104,181</text:p>
          </table:table-cell>
          <table:table-cell table:style-name="ce10" office:value-type="float" office:value="83782">
            <text:p>83,782</text:p>
          </table:table-cell>
          <table:table-cell table:style-name="ce12" table:formula="of:=SUM([.K90]/[.$C90])" office:value-type="percentage" office:value="0.233184430621077">
            <text:p>23.32%</text:p>
          </table:table-cell>
          <table:table-cell table:style-name="ce10" table:formula="of:=SUM([.M80:.M89])" office:value-type="float" office:value="1584">
            <text:p>1,584</text:p>
          </table:table-cell>
          <table:table-cell table:style-name="ce10" office:value-type="float" office:value="26632">
            <text:p>26,632</text:p>
          </table:table-cell>
          <table:table-cell table:style-name="ce12" table:formula="of:=SUM([.N90]/[.$C90])" office:value-type="percentage" office:value="0.0741229351925298">
            <text:p>7.41%</text:p>
          </table:table-cell>
          <table:table-cell table:style-name="ce10" table:formula="of:=SUM([.P80:.P89])" office:value-type="float" office:value="16847">
            <text:p>16,847</text:p>
          </table:table-cell>
          <table:table-cell table:style-name="ce10" office:value-type="float" office:value="13570">
            <text:p>13,570</text:p>
          </table:table-cell>
          <table:table-cell table:style-name="ce12" table:formula="of:=SUM([.Q90]/[.$C90])" office:value-type="percentage" office:value="0.0377684075759473">
            <text:p>3.78%</text:p>
          </table:table-cell>
          <table:table-cell table:style-name="ce1" table:number-columns-repeated="994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9" table:number-columns-repeated="15"/>
          <table:table-cell table:number-columns-repeated="1006"/>
        </table:table-row>
        <table:table-row table:style-name="ro1">
          <table:table-cell table:style-name="ce3" office:value-type="string">
            <text:p>Scotland</text:p>
          </table:table-cell>
          <table:table-cell table:style-name="ce5"/>
          <table:table-cell table:style-name="ce6" table:formula="of:=SUM([.E92]+[.H92]+[.K92]+[.N92]+[.Q92])" office:value-type="float" office:value="2574800">
            <text:p>2,574,800</text:p>
          </table:table-cell>
          <table:table-cell table:style-name="ce10" table:formula="of:=SUM([.D12]+[.D23]+[.D33]+[.D44]+[.D55]+[.D67]+[.D78]+[.D90])" office:value-type="float" office:value="1291204">
            <text:p>1,291,204</text:p>
          </table:table-cell>
          <table:table-cell table:style-name="ce10" table:formula="of:=SUM([.E12]+[.E23]+[.E33]+[.E44]+[.E55]+[.E67]+[.E78]+[.E90])" office:value-type="float" office:value="1094374">
            <text:p>1,094,374</text:p>
          </table:table-cell>
          <table:table-cell table:style-name="ce12" table:formula="of:=SUM([.E92]/[.$C92])" office:value-type="percentage" office:value="0.425032623893118">
            <text:p>42.50%</text:p>
          </table:table-cell>
          <table:table-cell table:style-name="ce10" table:formula="of:=SUM([.G12]+[.G23]+[.G33]+[.G44]+[.G55]+[.G67]+[.G78]+[.G90])" office:value-type="float" office:value="592518">
            <text:p>592,518</text:p>
          </table:table-cell>
          <table:table-cell table:style-name="ce10" table:formula="of:=SUM([.H12]+[.H23]+[.H33]+[.H44]+[.H55]+[.H67]+[.H78]+[.H90])" office:value-type="float" office:value="637131">
            <text:p>637,131</text:p>
          </table:table-cell>
          <table:table-cell table:style-name="ce12" table:formula="of:=SUM([.H92]/[.$C92])" office:value-type="percentage" office:value="0.247448733882243">
            <text:p>24.74%</text:p>
          </table:table-cell>
          <table:table-cell table:style-name="ce10" table:formula="of:=SUM([.J12]+[.J23]+[.J33]+[.J44]+[.J55]+[.J67]+[.J78]+[.J90])" office:value-type="float" office:value="584392">
            <text:p>584,392</text:p>
          </table:table-cell>
          <table:table-cell table:style-name="ce10" table:formula="of:=SUM([.K12]+[.K23]+[.K33]+[.K44]+[.K55]+[.K67]+[.K78]+[.K90])" office:value-type="float" office:value="485819">
            <text:p>485,819</text:p>
          </table:table-cell>
          <table:table-cell table:style-name="ce12" table:formula="of:=SUM([.K92]/[.$C92])" office:value-type="percentage" office:value="0.188682227745844">
            <text:p>18.87%</text:p>
          </table:table-cell>
          <table:table-cell table:style-name="ce10" table:formula="of:=SUM([.M12]+[.M23]+[.M33]+[.M44]+[.M55]+[.M67]+[.M78]+[.M90])" office:value-type="float" office:value="34990">
            <text:p>34,990</text:p>
          </table:table-cell>
          <table:table-cell table:style-name="ce10" table:formula="of:=SUM([.N12]+[.N23]+[.N33]+[.N44]+[.N55]+[.N67]+[.N78]+[.N90])" office:value-type="float" office:value="220324">
            <text:p>220,324</text:p>
          </table:table-cell>
          <table:table-cell table:style-name="ce12" table:formula="of:=SUM([.N92]/[.$C92])" office:value-type="percentage" office:value="0.0855693646108436">
            <text:p>8.56%</text:p>
          </table:table-cell>
          <table:table-cell table:style-name="ce10" table:formula="of:=SUM([.P12]+[.P23]+[.P33]+[.P44]+[.P55]+[.P67]+[.P78]+[.P90])" office:value-type="float" office:value="187746">
            <text:p>187,746</text:p>
          </table:table-cell>
          <table:table-cell table:style-name="ce10" table:formula="of:=SUM([.Q12]+[.Q23]+[.Q33]+[.Q44]+[.Q55]+[.Q67]+[.Q78]+[.Q90])" office:value-type="float" office:value="137152">
            <text:p>137,152</text:p>
          </table:table-cell>
          <table:table-cell table:style-name="ce12" table:formula="of:=SUM([.Q92]/[.$C92])" office:value-type="percentage" office:value="0.0532670498679509">
            <text:p>5.33%</text:p>
          </table:table-cell>
          <table:table-cell table:style-name="ce1" table:number-columns-repeated="994"/>
          <table:table-cell table:number-columns-repeated="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 script_Scotland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8" table:default-cell-style-name="ce4"/>
        <table:table-column table:style-name="co11" table:default-cell-style-name="ce4"/>
        <table:table-column table:style-name="co8" table:number-columns-repeated="1011" table:default-cell-style-name="ce4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Central Scotlan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Glasgow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Highlands and Island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office:value-type="string">
            <text:p>Lothi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Mid Scotland and Fif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North East Scotland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South Scotland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West Scotland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29">
            <text:p>1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SNP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"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string">
            <text:p>Conservativ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style-name="ce1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string">
            <text:p>Labour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number-columns-repeated="1020"/>
        </table:table-row>
        <table:table-row table:style-name="ro1">
          <table:table-cell office:value-type="string">
            <text:p>Scottish Gre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Liberal Democra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29">
            <text:p>1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SNP</text:p>
          </table:table-cell>
          <table:covered-table-cell table:style-name="ce5"/>
          <table:table-cell table:style-name="ce5" office:value-type="string" table:number-columns-spanned="2" table:number-rows-spanned="1">
            <text:p>Conservative</text:p>
          </table:table-cell>
          <table:covered-table-cell table:style-name="ce5"/>
          <table:table-cell table:style-name="ce5" office:value-type="string" table:number-columns-spanned="2" table:number-rows-spanned="1">
            <text:p>Labour</text:p>
          </table:table-cell>
          <table:covered-table-cell table:style-name="ce5"/>
          <table:table-cell table:style-name="ce5" office:value-type="string" table:number-columns-spanned="2" table:number-rows-spanned="1">
            <text:p>Scottish Greens</text:p>
          </table:table-cell>
          <table:covered-table-cell table:style-name="ce5"/>
          <table:table-cell table:style-name="ce5" office:value-type="string" table:number-columns-spanned="2" table:number-rows-spanned="1">
            <text:p>Liberal Democrats</text:p>
          </table:table-cell>
          <table:covered-table-cell table:style-name="ce5"/>
          <table:table-cell table:number-columns-repeated="1013"/>
        </table:table-row>
        <table:table-row table:style-name="ro1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entral Scotland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Glasgow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Highlands and Islan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othian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Mid Scotland and Fife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North East Scotland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office:value-type="string">
            <text:p>South Scotl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West Scotlan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7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62">
            <text:p>6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129">
            <text:p>12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64">
            <text:p>64</text:p>
          </table:table-cell>
          <table:table-cell/>
          <table:table-cell table:style-name="ce1" office:value-type="float" office:value="31">
            <text:p>31</text:p>
          </table:table-cell>
          <table:table-cell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8">
            <text:p>8</text:p>
          </table:table-cell>
          <table:table-cell/>
          <table:table-cell table:style-name="ce1" office:value-type="float" office:value="4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float" office:value="129">
            <text:p>129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 script_PAV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10" table:default-cell-style-name="ce4"/>
        <table:table-column table:style-name="co3" table:default-cell-style-name="ce4"/>
        <table:table-column table:style-name="co8" table:default-cell-style-name="ce4"/>
        <table:table-column table:style-name="co11" table:default-cell-style-name="ce4"/>
        <table:table-column table:style-name="co8" table:number-columns-repeated="1011" table:default-cell-style-name="ce4"/>
        <table:table-row table:style-name="ro1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Central Scotland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Glasgow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1" office:value-type="float" office:value="26">
            <text:p>26</text:p>
          </table:table-cell>
          <table:table-cell table:number-columns-repeated="1020"/>
        </table:table-row>
        <table:table-row table:style-name="ro1">
          <table:table-cell office:value-type="string">
            <text:p>Highlands and Islands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1">
          <table:table-cell office:value-type="string">
            <text:p>Lothian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number-columns-repeated="1020"/>
        </table:table-row>
        <table:table-row table:style-name="ro1">
          <table:table-cell office:value-type="string">
            <text:p>Mid Scotland and Fife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North East Scotland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string">
            <text:p>South Scotland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West Scotland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SNP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table:style-name="ce1" office:value-type="float" office:value="85">
            <text:p>85</text:p>
          </table:table-cell>
          <table:table-cell table:number-columns-repeated="1020"/>
        </table:table-row>
        <table:table-row table:style-name="ro1">
          <table:table-cell office:value-type="string">
            <text:p>Conservative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style-name="ce1" office:value-type="float" office:value="49">
            <text:p>49</text:p>
          </table:table-cell>
          <table:table-cell table:number-columns-repeated="1020"/>
        </table:table-row>
        <table:table-row table:style-name="ro1">
          <table:table-cell office:value-type="string">
            <text:p>Labour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style-name="ce1" office:value-type="float" office:value="38">
            <text:p>38</text:p>
          </table:table-cell>
          <table:table-cell table:number-columns-repeated="1020"/>
        </table:table-row>
        <table:table-row table:style-name="ro1">
          <table:table-cell office:value-type="string">
            <text:p>Scottish Greens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" office:value-type="float" office:value="17">
            <text:p>17</text:p>
          </table:table-cell>
          <table:table-cell table:number-columns-repeated="1020"/>
        </table:table-row>
        <table:table-row table:style-name="ro1">
          <table:table-cell office:value-type="string">
            <text:p>Liberal Democrat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73">
            <text:p>73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2" table:number-rows-spanned="1">
            <text:p>SNP</text:p>
          </table:table-cell>
          <table:covered-table-cell table:style-name="ce5"/>
          <table:table-cell table:style-name="ce5" office:value-type="string" table:number-columns-spanned="2" table:number-rows-spanned="1">
            <text:p>Conservative</text:p>
          </table:table-cell>
          <table:covered-table-cell table:style-name="ce5"/>
          <table:table-cell table:style-name="ce5" office:value-type="string" table:number-columns-spanned="2" table:number-rows-spanned="1">
            <text:p>Labour</text:p>
          </table:table-cell>
          <table:covered-table-cell table:style-name="ce5"/>
          <table:table-cell table:style-name="ce5" office:value-type="string" table:number-columns-spanned="2" table:number-rows-spanned="1">
            <text:p>Scottish Greens</text:p>
          </table:table-cell>
          <table:covered-table-cell table:style-name="ce5"/>
          <table:table-cell table:style-name="ce5" office:value-type="string" table:number-columns-spanned="2" table:number-rows-spanned="1">
            <text:p>Liberal Democrats</text:p>
          </table:table-cell>
          <table:covered-table-cell table:style-name="ce5"/>
          <table:table-cell table:number-columns-repeated="1013"/>
        </table:table-row>
        <table:table-row table:style-name="ro1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entral Scotlan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Glasgow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office:value-type="string">
            <text:p>Highlands and Island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1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office:value-type="string">
            <text:p>Lothia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float" office:value="29">
            <text:p>29</text:p>
          </table:table-cell>
          <table:table-cell table:number-columns-repeated="1011"/>
        </table:table-row>
        <table:table-row table:style-name="ro1">
          <table:table-cell office:value-type="string">
            <text:p>Mid Scotland and Fif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North East Scotland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1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office:value-type="string">
            <text:p>South Scot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office:value-type="string">
            <text:p>West Scotland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float" office:value="26">
            <text:p>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62">
            <text:p>6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85">
            <text:p>85</text:p>
          </table:table-cell>
          <table:table-cell/>
          <table:table-cell table:style-name="ce1" office:value-type="float" office:value="49">
            <text:p>49</text:p>
          </table:table-cell>
          <table:table-cell/>
          <table:table-cell table:style-name="ce1" office:value-type="float" office:value="38">
            <text:p>38</text:p>
          </table:table-cell>
          <table:table-cell/>
          <table:table-cell table:style-name="ce1" office:value-type="float" office:value="17">
            <text:p>17</text:p>
          </table:table-cell>
          <table:table-cell/>
          <table:table-cell table:style-name="ce1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float" office:value="200">
            <text:p>200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percentage-style style:name="N119P0" style:volatile="true">
      <number:number number:decimal-places="2" number:min-integer-digits="1" number:grouping="true"/>
      <number:text>%</number:text>
    </number:percentage-style>
    <number:percentage-style style:name="N119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19P0"/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6/22/2021</text:date>, <text:time>09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7:04:42</meta:creation-date>
    <dc:date>2021-06-22T09:26:14</dc:date>
    <meta:editing-duration>P1DT1H9M22S</meta:editing-duration>
    <meta:editing-cycles>41</meta:editing-cycles>
    <meta:generator>OpenOffice/4.1.10$Unix OpenOffice.org_project/4110m2$Build-9807</meta:generator>
    <meta:document-statistic meta:table-count="3" meta:cell-count="1077" meta:object-count="0"/>
  </office:meta>
</office:document-meta>
</file>